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51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 style:writing-mode="lr-tb"/>
      <style:text-properties fo:background-color="#ffff00"/>
    </style:style>
    <style:style style:name="P6" style:family="paragraph">
      <loext:graphic-properties draw:fill="none"/>
      <style:text-properties fo:font-size="12pt" fo:background-color="#ffff00" style:font-size-asian="12pt" style:font-size-complex="12pt"/>
    </style:style>
    <style:style style:name="T1" style:family="text">
      <style:text-properties fo:color="#0e0e0e" loext:opacity="100%" style:font-name="TimesNewRoman" fo:font-size="16pt" fo:font-weight="bold" style:font-name-asian="TimesNewRoman" style:font-size-asian="16pt" style:font-weight-asian="bold" style:font-name-complex="TimesNewRoman" style:font-size-complex="16pt" style:font-weight-complex="bold"/>
    </style:style>
    <style:style style:name="T2" style:family="text">
      <style:text-properties fo:color="#0e0e0e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e0e0e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4" style:family="text">
      <style:text-properties fo:color="#0e0e0e" loext:opacity="100%" style:font-name="TimesNewRoman" fo:font-size="12pt" fo:font-weight="bold" fo:background-color="#ffff00" style:font-name-asian="TimesNewRoman" style:font-size-asian="12pt" style:font-weight-asian="bold" style:font-name-complex="TimesNewRoman" style:font-size-complex="12pt" style:font-weight-complex="bold"/>
    </style:style>
    <style:style style:name="T5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cm" svg:height="0.628cm" svg:x="9.565cm" svg:y="2.567cm">
          <draw:text-box>
            <text:p text:style-name="P1"><text:span text:style-name="T1">QUIZ 1 </text:span></text:p>
          </draw:text-box>
        </draw:frame>
        <draw:frame draw:style-name="gr1" draw:text-style-name="P2" draw:layer="layout" svg:width="0.563cm" svg:height="0.628cm" svg:x="10.5cm" svg:y="3.2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606cm" svg:height="0.628cm" svg:x="4.755cm" svg:y="3.864cm">
          <draw:text-box>
            <text:p text:style-name="P1"><text:span text:style-name="T1">INTRODUCTION TO WEB DEVELOPMENT </text:span></text:p>
          </draw:text-box>
        </draw:frame>
        <draw:frame draw:style-name="gr2" draw:text-style-name="P3" draw:layer="layout" svg:width="0.422cm" svg:height="0.471cm" svg:x="2.541cm" svg:y="4.5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4.9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5.4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657cm" svg:height="0.471cm" svg:x="2.541cm" svg:y="5.966cm">
          <draw:text-box>
            <text:p text:style-name="P1"><text:span text:style-name="T3">Scenari</text:span><text:span text:style-name="T3">o 1: </text:span><text:span text:style-name="T3">Front-</text:span><text:span text:style-name="T3">End </text:span><text:span text:style-name="T3">Develo</text:span><text:span text:style-name="T3">pment </text:span></text:p>
          </draw:text-box>
        </draw:frame>
        <draw:frame draw:style-name="gr2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6.945cm">
          <draw:text-box>
            <text:p text:style-name="P1"><text:span text:style-name="T3">Questio</text:span><text:span text:style-name="T3">n 1: </text:span></text:p>
          </draw:text-box>
        </draw:frame>
        <draw:frame draw:style-name="gr2" draw:text-style-name="P3" draw:layer="layout" svg:width="15.67cm" svg:height="0.471cm" svg:x="2.541cm" svg:y="7.431cm">
          <draw:text-box>
            <text:p text:style-name="P1"><text:span text:style-name="T2">You are </text:span><text:span text:style-name="T2">working on </text:span><text:span text:style-name="T2">a responsive </text:span><text:span text:style-name="T2">website </text:span><text:span text:style-name="T2">project. You </text:span><text:span text:style-name="T2">need to </text:span><text:span text:style-name="T2">ensure that </text:span><text:span text:style-name="T2">the website </text:span><text:span text:style-name="T2">looks </text:span></text:p>
          </draw:text-box>
        </draw:frame>
        <draw:frame draw:style-name="gr2" draw:text-style-name="P3" draw:layer="layout" svg:width="15.636cm" svg:height="0.471cm" svg:x="2.541cm" svg:y="7.916cm">
          <draw:text-box>
            <text:p text:style-name="P1"><text:span text:style-name="T2">g</text:span><text:span text:style-name="T2">o</text:span><text:span text:style-name="T2">o</text:span><text:span text:style-name="T2">d</text:span><text:span text:style-name="T2"> </text:span><text:span text:style-name="T2">o</text:span><text:span text:style-name="T2">n</text:span><text:span text:style-name="T2"> </text:span><text:span text:style-name="T2">a</text:span><text:span text:style-name="T2">l</text:span><text:span text:style-name="T2">l </text:span><text:span text:style-name="T2">d</text:span><text:span text:style-name="T2">e</text:span><text:span text:style-name="T2">v</text:span><text:span text:style-name="T2">i</text:span><text:span text:style-name="T2">c</text:span><text:span text:style-name="T2">e</text:span><text:span text:style-name="T2">s</text:span><text:span text:style-name="T2">.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a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s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c</text:span><text:span text:style-name="T2">h</text:span><text:span text:style-name="T2">i</text:span><text:span text:style-name="T2">e</text:span><text:span text:style-name="T2">v</text:span><text:span text:style-name="T2">e</text:span><text:span text:style-name="T2"> </text:span><text:span text:style-name="T2">t</text:span><text:span text:style-name="T2">h</text:span><text:span text:style-name="T2">i</text:span><text:span text:style-name="T2">s</text:span><text:span text:style-name="T2">,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1.022cm" svg:height="0.471cm" svg:x="2.541cm" svg:y="8.401cm">
          <draw:text-box>
            <text:p text:style-name="P1"><text:span text:style-name="T2">why? </text:span></text:p>
          </draw:text-box>
        </draw:frame>
        <draw:frame draw:style-name="gr2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3" draw:text-style-name="P4" draw:layer="layout" svg:width="1.551cm" svg:height="0.471cm" svg:x="3.283cm" svg:y="9.38cm">
          <draw:text-box>
            <text:p text:style-name="P1"><text:span text:style-name="T3">React.js </text:span></text:p>
          </draw:text-box>
        </draw:frame>
        <draw:frame draw:style-name="gr2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458cm" svg:height="0.471cm" svg:x="3.283cm" svg:y="9.865cm">
          <draw:text-box>
            <text:p text:style-name="P1"><text:span text:style-name="T3">Node.js </text:span></text:p>
          </draw:text-box>
        </draw:frame>
        <draw:frame draw:style-name="gr2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.424cm" svg:height="0.471cm" svg:x="3.283cm" svg:y="10.351cm">
          <draw:text-box>
            <text:p text:style-name="P1"><text:span text:style-name="T3">Dj</text:span><text:span text:style-name="T3">an</text:span><text:span text:style-name="T3">go </text:span></text:p>
          </draw:text-box>
        </draw:frame>
        <draw:frame draw:style-name="gr2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894cm" svg:height="0.471cm" svg:x="3.283cm" svg:y="10.836cm">
          <draw:text-box>
            <text:p text:style-name="P1"><text:span text:style-name="T4">Bo</text:span><text:span text:style-name="T4">ots</text:span><text:span text:style-name="T4">tra</text:span><text:span text:style-name="T4">p</text:span><text:span text:style-name="T3"> </text:span></text:p>
          </draw:text-box>
        </draw:frame>
        <draw:frame draw:style-name="gr2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1.815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5.869cm" svg:height="0.471cm" svg:x="2.541cm" svg:y="12.3cm">
          <draw:text-box>
            <text:p text:style-name="P1"><text:span text:style-name="T2">In the same project, you need to make the web page interactive. Which technologies will </text:span><text:span text:style-name="T2">you </text:span></text:p>
          </draw:text-box>
        </draw:frame>
        <draw:frame draw:style-name="gr2" draw:text-style-name="P3" draw:layer="layout" svg:width="2.538cm" svg:height="0.471cm" svg:x="2.541cm" svg:y="12.785cm">
          <draw:text-box>
            <text:p text:style-name="P1"><text:span text:style-name="T2">pri</text:span><text:span text:style-name="T2">ma</text:span><text:span text:style-name="T2">ril</text:span><text:span text:style-name="T2">y </text:span><text:span text:style-name="T2">us</text:span><text:span text:style-name="T2">e? </text:span></text:p>
          </draw:text-box>
        </draw:frame>
        <draw:frame draw:style-name="gr2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3.071cm" svg:height="0.471cm" svg:x="3.283cm" svg:y="13.756cm">
          <draw:text-box>
            <text:p text:style-name="P1"><text:span text:style-name="T3">H</text:span><text:span text:style-name="T3">T</text:span><text:span text:style-name="T3">M</text:span><text:span text:style-name="T3">L </text:span><text:span text:style-name="T3">an</text:span><text:span text:style-name="T3">d </text:span><text:span text:style-name="T3">CS</text:span><text:span text:style-name="T3">S </text:span></text:p>
          </draw:text-box>
        </draw:frame>
        <draw:frame draw:style-name="gr2" draw:text-style-name="P3" draw:layer="layout" svg:width="0.531cm" svg:height="0.471cm" svg:x="2.541cm" svg:y="14.25cm">
          <draw:text-box>
            <text:p text:style-name="P1"><text:span text:style-name="T2"><text:s/></text:span><text:span text:style-name="T2">2</text:span><text:span text:style-name="T2">. </text:span></text:p>
          </draw:text-box>
        </draw:frame>
        <draw:frame draw:style-name="gr2" draw:text-style-name="P6" draw:layer="layout" svg:width="4.244cm" svg:height="0.471cm" svg:x="3.283cm" svg:y="14.25cm">
          <draw:text-box>
            <text:p text:style-name="P5"><text:span text:style-name="T4">HTML and </text:span><text:span text:style-name="T4">JavaScript </text:span></text:p>
          </draw:text-box>
        </draw:frame>
        <draw:frame draw:style-name="gr2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3.562cm" svg:height="0.471cm" svg:x="3.283cm" svg:y="14.735cm">
          <draw:text-box>
            <text:p text:style-name="P1"><text:span text:style-name="T3">CSS and Bootstrap </text:span></text:p>
          </draw:text-box>
        </draw:frame>
        <draw:frame draw:style-name="gr2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3.787cm" svg:height="0.471cm" svg:x="3.283cm" svg:y="15.22cm">
          <draw:text-box>
            <text:p text:style-name="P1"><text:span text:style-name="T3">Node.js and Express </text:span></text:p>
          </draw:text-box>
        </draw:frame>
        <draw:frame draw:style-name="gr2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6.191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5.915cm" svg:height="0.471cm" svg:x="2.541cm" svg:y="16.685cm">
          <draw:text-box>
            <text:p text:style-name="P1"><text:span text:style-name="T2">For creating a smooth user experience, you need to ensure that your website has a strong user </text:span></text:p>
          </draw:text-box>
        </draw:frame>
        <draw:frame draw:style-name="gr2" draw:text-style-name="P3" draw:layer="layout" svg:width="15.763cm" svg:height="0.471cm" svg:x="2.541cm" svg:y="17.17cm">
          <draw:text-box>
            <text:p text:style-name="P1"><text:span text:style-name="T2">interface design. Which of the following is a core technology used in front-end development </text:span></text:p>
          </draw:text-box>
        </draw:frame>
        <draw:frame draw:style-name="gr2" draw:text-style-name="P3" draw:layer="layout" svg:width="2.737cm" svg:height="0.471cm" svg:x="2.541cm" svg:y="17.655cm">
          <draw:text-box>
            <text:p text:style-name="P1"><text:span text:style-name="T2">to achieve this? </text:span></text:p>
          </draw:text-box>
        </draw:frame>
        <draw:frame draw:style-name="gr2" draw:text-style-name="P3" draw:layer="layout" svg:width="0.422cm" svg:height="0.471cm" svg:x="2.541cm" svg:y="18.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458cm" svg:height="0.471cm" svg:x="3.283cm" svg:y="18.625cm">
          <draw:text-box>
            <text:p text:style-name="P1"><text:span text:style-name="T3">Node.js </text:span></text:p>
          </draw:text-box>
        </draw:frame>
        <draw:frame draw:style-name="gr2" draw:text-style-name="P3" draw:layer="layout" svg:width="0.531cm" svg:height="0.471cm" svg:x="2.541cm" svg:y="19.119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962cm" svg:height="0.471cm" svg:x="3.283cm" svg:y="19.119cm">
          <draw:text-box>
            <text:p text:style-name="P1"><text:span text:style-name="T3">MongoDB </text:span></text:p>
          </draw:text-box>
        </draw:frame>
        <draw:frame draw:style-name="gr2" draw:text-style-name="P3" draw:layer="layout" svg:width="0.531cm" svg:height="0.471cm" svg:x="2.541cm" svg:y="19.60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6" draw:layer="layout" svg:width="1.399cm" svg:height="0.471cm" svg:x="3.283cm" svg:y="19.605cm">
          <draw:text-box>
            <text:p text:style-name="P5"><text:span text:style-name="T4">HTML </text:span></text:p>
          </draw:text-box>
        </draw:frame>
        <draw:frame draw:style-name="gr2" draw:text-style-name="P3" draw:layer="layout" svg:width="0.531cm" svg:height="0.471cm" svg:x="2.541cm" svg:y="20.0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399cm" svg:height="0.471cm" svg:x="3.283cm" svg:y="20.09cm">
          <draw:text-box>
            <text:p text:style-name="P1"><text:span text:style-name="T3">Python </text:span></text:p>
          </draw:text-box>
        </draw:frame>
        <draw:frame draw:style-name="gr2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077cm" svg:height="0.471cm" svg:x="2.541cm" svg:y="21.06cm">
          <draw:text-box>
            <text:p text:style-name="P1"><text:span text:style-name="T3">Scenario 2: Web Page Rendering </text:span></text:p>
          </draw:text-box>
        </draw:frame>
        <draw:frame draw:style-name="gr2" draw:text-style-name="P3" draw:layer="layout" svg:width="0.422cm" svg:height="0.471cm" svg:x="2.541cm" svg:y="21.5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22.039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5.543cm" svg:height="0.471cm" svg:x="2.541cm" svg:y="22.525cm">
          <draw:text-box>
            <text:p text:style-name="P1"><text:span text:style-name="T2">Your team is debugging a web application. When you enter google.com in the browser, the </text:span></text:p>
          </draw:text-box>
        </draw:frame>
        <draw:frame draw:style-name="gr2" draw:text-style-name="P3" draw:layer="layout" svg:width="15.733cm" svg:height="0.471cm" svg:x="2.541cm" svg:y="23.01cm">
          <draw:text-box>
            <text:p text:style-name="P1"><text:span text:style-name="T2">page doesn’t load. What could be the issue if the DNS lookup is failing, and how would you </text:span></text:p>
          </draw:text-box>
        </draw:frame>
        <draw:frame draw:style-name="gr2" draw:text-style-name="P3" draw:layer="layout" svg:width="2.749cm" svg:height="0.471cm" svg:x="2.541cm" svg:y="23.495cm">
          <draw:text-box>
            <text:p text:style-name="P1"><text:span text:style-name="T2">troubleshoot it? </text:span></text:p>
          </draw:text-box>
        </draw:frame>
        <draw:frame draw:style-name="gr2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4.474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6" draw:layer="layout" svg:width="4.739cm" svg:height="0.471cm" svg:x="3.283cm" svg:y="24.474cm">
          <draw:text-box>
            <text:p text:style-name="P5"><text:span text:style-name="T4">Check the browser cache. </text:span></text:p>
          </draw:text-box>
        </draw:frame>
        <draw:frame draw:style-name="gr2" draw:text-style-name="P3" draw:layer="layout" svg:width="0.531cm" svg:height="0.471cm" svg:x="2.541cm" svg:y="24.959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5.044cm" svg:height="0.471cm" svg:x="3.283cm" svg:y="24.959cm">
          <draw:text-box>
            <text:p text:style-name="P1"><text:span text:style-name="T3">Verify the TCP connection. </text:span></text:p>
          </draw:text-box>
        </draw:frame>
        <draw:frame draw:style-name="gr2" draw:text-style-name="P3" draw:layer="layout" svg:width="0.531cm" svg:height="0.471cm" svg:x="2.541cm" svg:y="25.44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4.904cm" svg:height="0.471cm" svg:x="3.283cm" svg:y="25.445cm">
          <draw:text-box>
            <text:p text:style-name="P1"><text:span text:style-name="T3">Inspect the HTTP request. </text:span></text:p>
          </draw:text-box>
        </draw:frame>
        <draw:frame draw:style-name="gr2" draw:text-style-name="P3" draw:layer="layout" svg:width="0.531cm" svg:height="0.471cm" svg:x="2.541cm" svg:y="25.93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692cm" svg:height="0.471cm" svg:x="3.283cm" svg:y="25.93cm">
          <draw:text-box>
            <text:p text:style-name="P1"><text:span text:style-name="T3">Check the DNS server settings. 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22">
        <draw:frame draw:style-name="gr2" draw:text-style-name="P3" draw:layer="layout" svg:width="2.186cm" svg:height="0.471cm" svg:x="2.541cm" svg:y="2.561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5.53cm" svg:height="0.471cm" svg:x="2.541cm" svg:y="3.046cm">
          <draw:text-box>
            <text:p text:style-name="P1"><text:span text:style-name="T2">After resolving the DNS issue, the page still fails to load. What would be your next step <text:s/>in </text:span></text:p>
          </draw:text-box>
        </draw:frame>
        <draw:frame draw:style-name="gr2" draw:text-style-name="P3" draw:layer="layout" svg:width="2.953cm" svg:height="0.471cm" svg:x="2.541cm" svg:y="3.531cm">
          <draw:text-box>
            <text:p text:style-name="P1"><text:span text:style-name="T2">troubleshooting? </text:span></text:p>
          </draw:text-box>
        </draw:frame>
        <draw:frame draw:style-name="gr2" draw:text-style-name="P3" draw:layer="layout" svg:width="0.422cm" svg:height="0.471cm" svg:x="2.541cm" svg:y="4.0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4.51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4.477cm" svg:height="0.471cm" svg:x="3.283cm" svg:y="4.511cm">
          <draw:text-box>
            <text:p text:style-name="P1"><text:span text:style-name="T3">Check for server errors. </text:span></text:p>
          </draw:text-box>
        </draw:frame>
        <draw:frame draw:style-name="gr2" draw:text-style-name="P3" draw:layer="layout" svg:width="0.531cm" svg:height="0.471cm" svg:x="2.541cm" svg:y="4.996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4.595cm" svg:height="0.471cm" svg:x="3.283cm" svg:y="4.996cm">
          <draw:text-box>
            <text:p text:style-name="P1"><text:span text:style-name="T3">Clear the browser cache. </text:span></text:p>
          </draw:text-box>
        </draw:frame>
        <draw:frame draw:style-name="gr2" draw:text-style-name="P3" draw:layer="layout" svg:width="0.531cm" svg:height="0.471cm" svg:x="2.541cm" svg:y="5.48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4.621cm" svg:height="0.471cm" svg:x="3.283cm" svg:y="5.481cm">
          <draw:text-box>
            <text:p text:style-name="P1"><text:span text:style-name="T3">Update the web browser. </text:span></text:p>
          </draw:text-box>
        </draw:frame>
        <draw:frame draw:style-name="gr2" draw:text-style-name="P3" draw:layer="layout" svg:width="0.531cm" svg:height="0.471cm" svg:x="2.541cm" svg:y="5.96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4.066cm" svg:height="0.471cm" svg:x="3.283cm" svg:y="5.966cm">
          <draw:text-box>
            <text:p text:style-name="P1"><text:span text:style-name="T3">Restart the computer. </text:span></text:p>
          </draw:text-box>
        </draw:frame>
        <draw:frame draw:style-name="gr2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6.945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6.224cm" svg:height="0.471cm" svg:x="2.541cm" svg:y="7.431cm">
          <draw:text-box>
            <text:p text:style-name="P1"><text:span text:style-name="T2">Once the DNS lookup is successful, what is the next step in the process of loading a web page? </text:span></text:p>
          </draw:text-box>
        </draw:frame>
        <draw:frame draw:style-name="gr2" draw:text-style-name="P3" draw:layer="layout" svg:width="0.422cm" svg:height="0.471cm" svg:x="2.541cm" svg:y="7.9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8.40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5.632cm" svg:height="0.471cm" svg:x="3.283cm" svg:y="8.401cm">
          <draw:text-box>
            <text:p text:style-name="P1"><text:span text:style-name="T3">Rendering the HTML content. </text:span></text:p>
          </draw:text-box>
        </draw:frame>
        <draw:frame draw:style-name="gr2" draw:text-style-name="P3" draw:layer="layout" svg:width="0.531cm" svg:height="0.471cm" svg:x="2.541cm" svg:y="8.89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5.776cm" svg:height="0.471cm" svg:x="3.283cm" svg:y="8.895cm">
          <draw:text-box>
            <text:p text:style-name="P1"><text:span text:style-name="T3">Establishing a TCP connection. 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4.93cm" svg:height="0.471cm" svg:x="3.283cm" svg:y="9.38cm">
          <draw:text-box>
            <text:p text:style-name="P1"><text:span text:style-name="T3">Sending an HTTP request. </text:span></text:p>
          </draw:text-box>
        </draw:frame>
        <draw:frame draw:style-name="gr2" draw:text-style-name="P3" draw:layer="layout" svg:width="0.531cm" svg:height="0.471cm" svg:x="2.541cm" svg:y="9.86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4.176cm" svg:height="0.471cm" svg:x="3.283cm" svg:y="9.865cm">
          <draw:text-box>
            <text:p text:style-name="P1"><text:span text:style-name="T3">Caching the web page. </text:span></text:p>
          </draw:text-box>
        </draw:frame>
        <draw:frame draw:style-name="gr2" draw:text-style-name="P3" draw:layer="layout" svg:width="0.422cm" svg:height="0.471cm" svg:x="2.541cm" svg:y="10.3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0.836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1.919cm" svg:height="0.471cm" svg:x="2.541cm" svg:y="11.33cm">
          <draw:text-box>
            <text:p text:style-name="P1"><text:span text:style-name="T2">What happens after the browser sends an HTTP request to the server? </text:span></text:p>
          </draw:text-box>
        </draw:frame>
        <draw:frame draw:style-name="gr2" draw:text-style-name="P3" draw:layer="layout" svg:width="0.422cm" svg:height="0.471cm" svg:x="2.541cm" svg:y="11.8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2.3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1.44cm" svg:height="0.471cm" svg:x="3.283cm" svg:y="12.3cm">
          <draw:text-box>
            <text:p text:style-name="P1"><text:span text:style-name="T3">The server processes the request and sends an HTTP response. </text:span></text:p>
          </draw:text-box>
        </draw:frame>
        <draw:frame draw:style-name="gr2" draw:text-style-name="P3" draw:layer="layout" svg:width="0.531cm" svg:height="0.471cm" svg:x="2.541cm" svg:y="12.78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6.115cm" svg:height="0.471cm" svg:x="3.283cm" svg:y="12.785cm">
          <draw:text-box>
            <text:p text:style-name="P1"><text:span text:style-name="T3">The browser renders the content. </text:span></text:p>
          </draw:text-box>
        </draw:frame>
        <draw:frame draw:style-name="gr2" draw:text-style-name="P3" draw:layer="layout" svg:width="0.531cm" svg:height="0.471cm" svg:x="2.541cm" svg:y="13.27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7.326cm" svg:height="0.471cm" svg:x="3.283cm" svg:y="13.271cm">
          <draw:text-box>
            <text:p text:style-name="P1"><text:span text:style-name="T3">The browser closes the TCP connection. </text:span></text:p>
          </draw:text-box>
        </draw:frame>
        <draw:frame draw:style-name="gr2" draw:text-style-name="P3" draw:layer="layout" svg:width="0.531cm" svg:height="0.471cm" svg:x="2.541cm" svg:y="13.75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598cm" svg:height="0.471cm" svg:x="3.283cm" svg:y="13.756cm">
          <draw:text-box>
            <text:p text:style-name="P1"><text:span text:style-name="T3">The DNS lookup occurs again. </text:span></text:p>
          </draw:text-box>
        </draw:frame>
        <draw:frame draw:style-name="gr2" draw:text-style-name="P3" draw:layer="layout" svg:width="0.422cm" svg:height="0.471cm" svg:x="2.541cm" svg:y="14.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031cm" svg:height="0.471cm" svg:x="2.541cm" svg:y="14.735cm">
          <draw:text-box>
            <text:p text:style-name="P1"><text:span text:style-name="T3">Scenario 3: HTTP Protocol </text:span></text:p>
          </draw:text-box>
        </draw:frame>
        <draw:frame draw:style-name="gr2" draw:text-style-name="P3" draw:layer="layout" svg:width="0.422cm" svg:height="0.471cm" svg:x="2.541cm" svg:y="15.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5.705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6.093cm" svg:height="0.471cm" svg:x="2.541cm" svg:y="16.191cm">
          <draw:text-box>
            <text:p text:style-name="P1"><text:span text:style-name="T2">During a code review, you notice that the team is using HTTP for communication between the </text:span></text:p>
          </draw:text-box>
        </draw:frame>
        <draw:frame draw:style-name="gr2" draw:text-style-name="P3" draw:layer="layout" svg:width="15.306cm" svg:height="0.471cm" svg:x="2.541cm" svg:y="16.685cm">
          <draw:text-box>
            <text:p text:style-name="P1"><text:span text:style-name="T2">client and server. What are the primary functions of HTTP, and how does it facilitate web </text:span></text:p>
          </draw:text-box>
        </draw:frame>
        <draw:frame draw:style-name="gr2" draw:text-style-name="P3" draw:layer="layout" svg:width="2.267cm" svg:height="0.471cm" svg:x="2.541cm" svg:y="17.17cm">
          <draw:text-box>
            <text:p text:style-name="P1"><text:span text:style-name="T2">interactions? </text:span></text:p>
          </draw:text-box>
        </draw:frame>
        <draw:frame draw:style-name="gr2" draw:text-style-name="P3" draw:layer="layout" svg:width="0.422cm" svg:height="0.471cm" svg:x="2.541cm" svg:y="17.6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8.14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7.465cm" svg:height="0.471cm" svg:x="3.283cm" svg:y="18.14cm">
          <draw:text-box>
            <text:p text:style-name="P1"><text:span text:style-name="T3">Encrypts data between client and server. 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8.265cm" svg:height="0.471cm" svg:x="3.283cm" svg:y="18.625cm">
          <draw:text-box>
            <text:p text:style-name="P1"><text:span text:style-name="T3">Fetches resources such as HTML documents. </text:span></text:p>
          </draw:text-box>
        </draw:frame>
        <draw:frame draw:style-name="gr2" draw:text-style-name="P3" draw:layer="layout" svg:width="0.531cm" svg:height="0.471cm" svg:x="2.541cm" svg:y="19.119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7.677cm" svg:height="0.471cm" svg:x="3.283cm" svg:y="19.119cm">
          <draw:text-box>
            <text:p text:style-name="P1"><text:span text:style-name="T3">Translates domain names to IP addresses. </text:span></text:p>
          </draw:text-box>
        </draw:frame>
        <draw:frame draw:style-name="gr2" draw:text-style-name="P3" draw:layer="layout" svg:width="0.531cm" svg:height="0.471cm" svg:x="2.541cm" svg:y="19.60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764cm" svg:height="0.471cm" svg:x="3.283cm" svg:y="19.605cm">
          <draw:text-box>
            <text:p text:style-name="P1"><text:span text:style-name="T3">Manages database connections. </text:span></text:p>
          </draw:text-box>
        </draw:frame>
        <draw:frame draw:style-name="gr2" draw:text-style-name="P3" draw:layer="layout" svg:width="0.422cm" svg:height="0.471cm" svg:x="2.541cm" svg:y="20.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20.575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5.14cm" svg:height="0.471cm" svg:x="2.541cm" svg:y="21.06cm">
          <draw:text-box>
            <text:p text:style-name="P1"><text:span text:style-name="T2">If the server needs to send an HTML document to the client, what protocol would it use? </text:span></text:p>
          </draw:text-box>
        </draw:frame>
        <draw:frame draw:style-name="gr2" draw:text-style-name="P3" draw:layer="layout" svg:width="0.422cm" svg:height="0.471cm" svg:x="2.541cm" svg:y="21.5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2.039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0.904cm" svg:height="0.471cm" svg:x="3.283cm" svg:y="22.039cm">
          <draw:text-box>
            <text:p text:style-name="P1"><text:span text:style-name="T3">FTP </text:span></text:p>
          </draw:text-box>
        </draw:frame>
        <draw:frame draw:style-name="gr2" draw:text-style-name="P3" draw:layer="layout" svg:width="0.531cm" svg:height="0.471cm" svg:x="2.541cm" svg:y="22.5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259cm" svg:height="0.471cm" svg:x="3.283cm" svg:y="22.525cm">
          <draw:text-box>
            <text:p text:style-name="P1"><text:span text:style-name="T3">HTTP </text:span></text:p>
          </draw:text-box>
        </draw:frame>
        <draw:frame draw:style-name="gr2" draw:text-style-name="P3" draw:layer="layout" svg:width="0.531cm" svg:height="0.471cm" svg:x="2.541cm" svg:y="23.0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.28cm" svg:height="0.471cm" svg:x="3.283cm" svg:y="23.01cm">
          <draw:text-box>
            <text:p text:style-name="P1"><text:span text:style-name="T3">SMTP </text:span></text:p>
          </draw:text-box>
        </draw:frame>
        <draw:frame draw:style-name="gr2" draw:text-style-name="P3" draw:layer="layout" svg:width="0.531cm" svg:height="0.471cm" svg:x="2.541cm" svg:y="23.49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0.955cm" svg:height="0.471cm" svg:x="3.283cm" svg:y="23.495cm">
          <draw:text-box>
            <text:p text:style-name="P1"><text:span text:style-name="T3">DNS </text:span></text:p>
          </draw:text-box>
        </draw:frame>
        <draw:frame draw:style-name="gr2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22">
        <draw:frame draw:style-name="gr2" draw:text-style-name="P3" draw:layer="layout" svg:width="2.186cm" svg:height="0.471cm" svg:x="2.541cm" svg:y="2.561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6.173cm" svg:height="0.471cm" svg:x="2.541cm" svg:y="3.046cm">
          <draw:text-box>
            <text:p text:style-name="P1"><text:span text:style-name="T2">In <text:s/>a <text:s/>scenario <text:s/>where <text:s/>data <text:s/>privacy <text:s/>is <text:s/>a <text:s/>concern, <text:s/>which <text:s/>version <text:s/>of <text:s/>HTTP <text:s/>would <text:s/>be <text:s/>more </text:span></text:p>
          </draw:text-box>
        </draw:frame>
        <draw:frame draw:style-name="gr2" draw:text-style-name="P3" draw:layer="layout" svg:width="3.325cm" svg:height="0.471cm" svg:x="2.541cm" svg:y="3.531cm">
          <draw:text-box>
            <text:p text:style-name="P1"><text:span text:style-name="T2">appropriate to use? </text:span></text:p>
          </draw:text-box>
        </draw:frame>
        <draw:frame draw:style-name="gr2" draw:text-style-name="P3" draw:layer="layout" svg:width="0.422cm" svg:height="0.471cm" svg:x="2.541cm" svg:y="4.0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4.51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259cm" svg:height="0.471cm" svg:x="3.283cm" svg:y="4.511cm">
          <draw:text-box>
            <text:p text:style-name="P1"><text:span text:style-name="T3">HTTP </text:span></text:p>
          </draw:text-box>
        </draw:frame>
        <draw:frame draw:style-name="gr2" draw:text-style-name="P3" draw:layer="layout" svg:width="0.531cm" svg:height="0.471cm" svg:x="2.541cm" svg:y="4.996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492cm" svg:height="0.471cm" svg:x="3.283cm" svg:y="4.996cm">
          <draw:text-box>
            <text:p text:style-name="P1"><text:span text:style-name="T3">HTTPS </text:span></text:p>
          </draw:text-box>
        </draw:frame>
        <draw:frame draw:style-name="gr2" draw:text-style-name="P3" draw:layer="layout" svg:width="0.531cm" svg:height="0.471cm" svg:x="2.541cm" svg:y="5.48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.59cm" svg:height="0.471cm" svg:x="3.283cm" svg:y="5.481cm">
          <draw:text-box>
            <text:p text:style-name="P1"><text:span text:style-name="T3">HTTP/2 </text:span></text:p>
          </draw:text-box>
        </draw:frame>
        <draw:frame draw:style-name="gr2" draw:text-style-name="P3" draw:layer="layout" svg:width="0.531cm" svg:height="0.471cm" svg:x="2.541cm" svg:y="5.96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59cm" svg:height="0.471cm" svg:x="3.283cm" svg:y="5.966cm">
          <draw:text-box>
            <text:p text:style-name="P1"><text:span text:style-name="T3">HTTP/3 </text:span></text:p>
          </draw:text-box>
        </draw:frame>
        <draw:frame draw:style-name="gr2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6.9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326cm" svg:height="0.471cm" svg:x="2.541cm" svg:y="7.431cm">
          <draw:text-box>
            <text:p text:style-name="P1"><text:span text:style-name="T3">Scenario 4: Static vs. Dynamic Websites </text:span></text:p>
          </draw:text-box>
        </draw:frame>
        <draw:frame draw:style-name="gr2" draw:text-style-name="P3" draw:layer="layout" svg:width="0.422cm" svg:height="0.471cm" svg:x="2.541cm" svg:y="7.9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8.401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6.173cm" svg:height="0.471cm" svg:x="2.541cm" svg:y="8.895cm">
          <draw:text-box>
            <text:p text:style-name="P1"><text:span text:style-name="T2">Your client requests a website that can display personalized content to each user based on their </text:span></text:p>
          </draw:text-box>
        </draw:frame>
        <draw:frame draw:style-name="gr2" draw:text-style-name="P3" draw:layer="layout" svg:width="15.716cm" svg:height="0.471cm" svg:x="2.541cm" svg:y="9.38cm">
          <draw:text-box>
            <text:p text:style-name="P1"><text:span text:style-name="T2">preferences. What type of website would you recommend, and what technologies might you </text:span></text:p>
          </draw:text-box>
        </draw:frame>
        <draw:frame draw:style-name="gr2" draw:text-style-name="P3" draw:layer="layout" svg:width="0.857cm" svg:height="0.471cm" svg:x="2.541cm" svg:y="9.865cm">
          <draw:text-box>
            <text:p text:style-name="P1"><text:span text:style-name="T2">use? </text:span></text:p>
          </draw:text-box>
        </draw:frame>
        <draw:frame draw:style-name="gr2" draw:text-style-name="P3" draw:layer="layout" svg:width="0.422cm" svg:height="0.471cm" svg:x="2.541cm" svg:y="10.3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0.83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6.835cm" svg:height="0.471cm" svg:x="3.283cm" svg:y="10.836cm">
          <draw:text-box>
            <text:p text:style-name="P1"><text:span text:style-name="T3">Static website using HTML and CSS. </text:span></text:p>
          </draw:text-box>
        </draw:frame>
        <draw:frame draw:style-name="gr2" draw:text-style-name="P3" draw:layer="layout" svg:width="0.531cm" svg:height="0.471cm" svg:x="2.541cm" svg:y="11.33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9.066cm" svg:height="0.471cm" svg:x="3.283cm" svg:y="11.33cm">
          <draw:text-box>
            <text:p text:style-name="P1"><text:span text:style-name="T3">Dynamic website using JavaScript and databases. </text:span></text:p>
          </draw:text-box>
        </draw:frame>
        <draw:frame draw:style-name="gr2" draw:text-style-name="P3" draw:layer="layout" svg:width="0.531cm" svg:height="0.471cm" svg:x="2.541cm" svg:y="11.81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658cm" svg:height="0.471cm" svg:x="3.283cm" svg:y="11.815cm">
          <draw:text-box>
            <text:p text:style-name="P1"><text:span text:style-name="T3">Static website using Bootstrap. </text:span></text:p>
          </draw:text-box>
        </draw:frame>
        <draw:frame draw:style-name="gr2" draw:text-style-name="P3" draw:layer="layout" svg:width="0.531cm" svg:height="0.471cm" svg:x="2.541cm" svg:y="12.3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162cm" svg:height="0.471cm" svg:x="3.283cm" svg:y="12.3cm">
          <draw:text-box>
            <text:p text:style-name="P1"><text:span text:style-name="T3">Static website using jQuery. </text:span></text:p>
          </draw:text-box>
        </draw:frame>
        <draw:frame draw:style-name="gr2" draw:text-style-name="P3" draw:layer="layout" svg:width="0.422cm" svg:height="0.471cm" svg:x="2.541cm" svg:y="12.7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3.271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0.45cm" svg:height="0.471cm" svg:x="2.541cm" svg:y="13.756cm">
          <draw:text-box>
            <text:p text:style-name="P1"><text:span text:style-name="T2">Which of the following is a characteristic of a static website? </text:span></text:p>
          </draw:text-box>
        </draw:frame>
        <draw:frame draw:style-name="gr2" draw:text-style-name="P3" draw:layer="layout" svg:width="0.422cm" svg:height="0.471cm" svg:x="2.541cm" svg:y="14.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4.73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6.936cm" svg:height="0.471cm" svg:x="3.283cm" svg:y="14.735cm">
          <draw:text-box>
            <text:p text:style-name="P1"><text:span text:style-name="T3">Displays the same content to all users. </text:span></text:p>
          </draw:text-box>
        </draw:frame>
        <draw:frame draw:style-name="gr2" draw:text-style-name="P3" draw:layer="layout" svg:width="0.531cm" svg:height="0.471cm" svg:x="2.541cm" svg:y="15.22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8.384cm" svg:height="0.471cm" svg:x="3.283cm" svg:y="15.22cm">
          <draw:text-box>
            <text:p text:style-name="P1"><text:span text:style-name="T3">Requires a database for content management. </text:span></text:p>
          </draw:text-box>
        </draw:frame>
        <draw:frame draw:style-name="gr2" draw:text-style-name="P3" draw:layer="layout" svg:width="0.531cm" svg:height="0.471cm" svg:x="2.541cm" svg:y="15.70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9.104cm" svg:height="0.471cm" svg:x="3.283cm" svg:y="15.705cm">
          <draw:text-box>
            <text:p text:style-name="P1"><text:span text:style-name="T3">Provides personalized content based on user data. </text:span></text:p>
          </draw:text-box>
        </draw:frame>
        <draw:frame draw:style-name="gr2" draw:text-style-name="P3" draw:layer="layout" svg:width="0.531cm" svg:height="0.471cm" svg:x="2.541cm" svg:y="16.191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7.114cm" svg:height="0.471cm" svg:x="3.283cm" svg:y="16.191cm">
          <draw:text-box>
            <text:p text:style-name="P1"><text:span text:style-name="T3">Involves complex server-side scripting. </text:span></text:p>
          </draw:text-box>
        </draw:frame>
        <draw:frame draw:style-name="gr2" draw:text-style-name="P3" draw:layer="layout" svg:width="0.422cm" svg:height="0.471cm" svg:x="2.541cm" svg:y="16.6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7.17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7.36cm" svg:height="0.471cm" svg:x="2.541cm" svg:y="17.655cm">
          <draw:text-box>
            <text:p text:style-name="P1"><text:span text:style-name="T2">What is an example of a dynamic website? </text:span></text:p>
          </draw:text-box>
        </draw:frame>
        <draw:frame draw:style-name="gr2" draw:text-style-name="P3" draw:layer="layout" svg:width="0.422cm" svg:height="0.471cm" svg:x="2.541cm" svg:y="18.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3.634cm" svg:height="0.471cm" svg:x="3.283cm" svg:y="18.625cm">
          <draw:text-box>
            <text:p text:style-name="P1"><text:span text:style-name="T3">A simple blog page. </text:span></text:p>
          </draw:text-box>
        </draw:frame>
        <draw:frame draw:style-name="gr2" draw:text-style-name="P3" draw:layer="layout" svg:width="0.531cm" svg:height="0.471cm" svg:x="2.541cm" svg:y="19.119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7.161cm" svg:height="0.471cm" svg:x="3.283cm" svg:y="19.119cm">
          <draw:text-box>
            <text:p text:style-name="P1"><text:span text:style-name="T3">A social media platform like Facebook. </text:span></text:p>
          </draw:text-box>
        </draw:frame>
        <draw:frame draw:style-name="gr2" draw:text-style-name="P3" draw:layer="layout" svg:width="0.531cm" svg:height="0.471cm" svg:x="2.541cm" svg:y="19.60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4.951cm" svg:height="0.471cm" svg:x="3.283cm" svg:y="19.605cm">
          <draw:text-box>
            <text:p text:style-name="P1"><text:span text:style-name="T3">A company’s contact page. </text:span></text:p>
          </draw:text-box>
        </draw:frame>
        <draw:frame draw:style-name="gr2" draw:text-style-name="P3" draw:layer="layout" svg:width="0.531cm" svg:height="0.471cm" svg:x="2.541cm" svg:y="20.0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4.608cm" svg:height="0.471cm" svg:x="3.283cm" svg:y="20.09cm">
          <draw:text-box>
            <text:p text:style-name="P1"><text:span text:style-name="T3">An informational article. </text:span></text:p>
          </draw:text-box>
        </draw:frame>
        <draw:frame draw:style-name="gr2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21.06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5.682cm" svg:height="0.471cm" svg:x="2.541cm" svg:y="21.554cm">
          <draw:text-box>
            <text:p text:style-name="P1"><text:span text:style-name="T2">Which technology is essential for creating a dynamic website that interacts with a database? </text:span></text:p>
          </draw:text-box>
        </draw:frame>
        <draw:frame draw:style-name="gr2" draw:text-style-name="P3" draw:layer="layout" svg:width="0.422cm" svg:height="0.471cm" svg:x="2.541cm" svg:y="22.0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2.52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399cm" svg:height="0.471cm" svg:x="3.283cm" svg:y="22.525cm">
          <draw:text-box>
            <text:p text:style-name="P1"><text:span text:style-name="T3">HTML </text:span></text:p>
          </draw:text-box>
        </draw:frame>
        <draw:frame draw:style-name="gr2" draw:text-style-name="P3" draw:layer="layout" svg:width="0.531cm" svg:height="0.471cm" svg:x="2.541cm" svg:y="23.01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0.883cm" svg:height="0.471cm" svg:x="3.283cm" svg:y="23.01cm">
          <draw:text-box>
            <text:p text:style-name="P1"><text:span text:style-name="T3">CSS </text:span></text:p>
          </draw:text-box>
        </draw:frame>
        <draw:frame draw:style-name="gr2" draw:text-style-name="P3" draw:layer="layout" svg:width="0.531cm" svg:height="0.471cm" svg:x="2.541cm" svg:y="23.49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2.059cm" svg:height="0.471cm" svg:x="3.283cm" svg:y="23.495cm">
          <draw:text-box>
            <text:p text:style-name="P1"><text:span text:style-name="T3">JavaScript </text:span></text:p>
          </draw:text-box>
        </draw:frame>
        <draw:frame draw:style-name="gr2" draw:text-style-name="P3" draw:layer="layout" svg:width="0.531cm" svg:height="0.471cm" svg:x="2.541cm" svg:y="23.98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399cm" svg:height="0.471cm" svg:x="3.283cm" svg:y="23.989cm">
          <draw:text-box>
            <text:p text:style-name="P1"><text:span text:style-name="T3">Python </text:span></text:p>
          </draw:text-box>
        </draw:frame>
        <draw:frame draw:style-name="gr2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4" draw:style-name="dp1" draw:master-page-name="master-page22">
        <draw:frame draw:style-name="gr2" draw:text-style-name="P3" draw:layer="layout" svg:width="7.101cm" svg:height="0.471cm" svg:x="2.541cm" svg:y="2.561cm">
          <draw:text-box>
            <text:p text:style-name="P1"><text:span text:style-name="T3">Scenario 5: Client-Server Architecture </text:span></text:p>
          </draw:text-box>
        </draw:frame>
        <draw:frame draw:style-name="gr2" draw:text-style-name="P3" draw:layer="layout" svg:width="0.422cm" svg:height="0.471cm" svg:x="2.541cm" svg:y="3.0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3.531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5.987cm" svg:height="0.471cm" svg:x="2.541cm" svg:y="4.025cm">
          <draw:text-box>
            <text:p text:style-name="P1"><text:span text:style-name="T2">You are explaining the client-server model to a new team member. Describe a scenario where </text:span></text:p>
          </draw:text-box>
        </draw:frame>
        <draw:frame draw:style-name="gr2" draw:text-style-name="P3" draw:layer="layout" svg:width="14.036cm" svg:height="0.471cm" svg:x="2.541cm" svg:y="4.511cm">
          <draw:text-box>
            <text:p text:style-name="P1"><text:span text:style-name="T2">the client-server architecture is used, and explain the roles of the client and server. </text:span></text:p>
          </draw:text-box>
        </draw:frame>
        <draw:frame draw:style-name="gr2" draw:text-style-name="P3" draw:layer="layout" svg:width="0.422cm" svg:height="0.471cm" svg:x="2.541cm" svg:y="4.9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5.48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7.292cm" svg:height="0.471cm" svg:x="3.283cm" svg:y="5.481cm">
          <draw:text-box>
            <text:p text:style-name="P1"><text:span text:style-name="T3">Client processes data, server displays it. </text:span></text:p>
          </draw:text-box>
        </draw:frame>
        <draw:frame draw:style-name="gr2" draw:text-style-name="P3" draw:layer="layout" svg:width="0.531cm" svg:height="0.471cm" svg:x="2.541cm" svg:y="5.966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1.301cm" svg:height="0.471cm" svg:x="3.283cm" svg:y="5.966cm">
          <draw:text-box>
            <text:p text:style-name="P1"><text:span text:style-name="T3">Client requests data, server processes and responds with data. </text:span></text:p>
          </draw:text-box>
        </draw:frame>
        <draw:frame draw:style-name="gr2" draw:text-style-name="P3" draw:layer="layout" svg:width="0.531cm" svg:height="0.471cm" svg:x="2.541cm" svg:y="6.46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0.831cm" svg:height="0.471cm" svg:x="3.283cm" svg:y="6.46cm">
          <draw:text-box>
            <text:p text:style-name="P1"><text:span text:style-name="T3">Client manages databases, server handles user interactions. </text:span></text:p>
          </draw:text-box>
        </draw:frame>
        <draw:frame draw:style-name="gr2" draw:text-style-name="P3" draw:layer="layout" svg:width="0.531cm" svg:height="0.471cm" svg:x="2.541cm" svg:y="6.94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7.432cm" svg:height="0.471cm" svg:x="3.283cm" svg:y="6.945cm">
          <draw:text-box>
            <text:p text:style-name="P1"><text:span text:style-name="T3">Client stores data, server sends requests. </text:span></text:p>
          </draw:text-box>
        </draw:frame>
        <draw:frame draw:style-name="gr2" draw:text-style-name="P3" draw:layer="layout" svg:width="0.422cm" svg:height="0.471cm" svg:x="2.541cm" svg:y="7.4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7.916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0.027cm" svg:height="0.471cm" svg:x="2.541cm" svg:y="8.401cm">
          <draw:text-box>
            <text:p text:style-name="P1"><text:span text:style-name="T2">In a typical web application, what is the role of the server? </text:span></text:p>
          </draw:text-box>
        </draw:frame>
        <draw:frame draw:style-name="gr2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9.595cm" svg:height="0.471cm" svg:x="3.283cm" svg:y="9.38cm">
          <draw:text-box>
            <text:p text:style-name="P1"><text:span text:style-name="T3">To provide data and services requested by the client. </text:span></text:p>
          </draw:text-box>
        </draw:frame>
        <draw:frame draw:style-name="gr2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8.477cm" svg:height="0.471cm" svg:x="3.283cm" svg:y="9.865cm">
          <draw:text-box>
            <text:p text:style-name="P1"><text:span text:style-name="T3">To manage user interactions on the client side. </text:span></text:p>
          </draw:text-box>
        </draw:frame>
        <draw:frame draw:style-name="gr2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8.325cm" svg:height="0.471cm" svg:x="3.283cm" svg:y="10.351cm">
          <draw:text-box>
            <text:p text:style-name="P1"><text:span text:style-name="T3">To handle front-end rendering of the website. </text:span></text:p>
          </draw:text-box>
        </draw:frame>
        <draw:frame draw:style-name="gr2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819cm" svg:height="0.471cm" svg:x="3.283cm" svg:y="10.836cm">
          <draw:text-box>
            <text:p text:style-name="P1"><text:span text:style-name="T3">To request data from the client. </text:span></text:p>
          </draw:text-box>
        </draw:frame>
        <draw:frame draw:style-name="gr2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1.815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5.716cm" svg:height="0.471cm" svg:x="2.541cm" svg:y="12.3cm">
          <draw:text-box>
            <text:p text:style-name="P1"><text:span text:style-name="T2">Which <text:s/>component of the client-server architecture <text:s/>is responsible for <text:s/>storing and retrieving </text:span></text:p>
          </draw:text-box>
        </draw:frame>
        <draw:frame draw:style-name="gr2" draw:text-style-name="P3" draw:layer="layout" svg:width="4.951cm" svg:height="0.471cm" svg:x="2.541cm" svg:y="12.785cm">
          <draw:text-box>
            <text:p text:style-name="P1"><text:span text:style-name="T2">information from databases? </text:span></text:p>
          </draw:text-box>
        </draw:frame>
        <draw:frame draw:style-name="gr2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213cm" svg:height="0.471cm" svg:x="3.283cm" svg:y="13.756cm">
          <draw:text-box>
            <text:p text:style-name="P1"><text:span text:style-name="T3">Client </text:span></text:p>
          </draw:text-box>
        </draw:frame>
        <draw:frame draw:style-name="gr2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306cm" svg:height="0.471cm" svg:x="3.283cm" svg:y="14.25cm">
          <draw:text-box>
            <text:p text:style-name="P1"><text:span text:style-name="T3">Server </text:span></text:p>
          </draw:text-box>
        </draw:frame>
        <draw:frame draw:style-name="gr2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2.538cm" svg:height="0.471cm" svg:x="3.283cm" svg:y="14.735cm">
          <draw:text-box>
            <text:p text:style-name="P1"><text:span text:style-name="T3">Web browser </text:span></text:p>
          </draw:text-box>
        </draw:frame>
        <draw:frame draw:style-name="gr2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2.186cm" svg:height="0.471cm" svg:x="3.283cm" svg:y="15.22cm">
          <draw:text-box>
            <text:p text:style-name="P1"><text:span text:style-name="T3">DNS server </text:span></text:p>
          </draw:text-box>
        </draw:frame>
        <draw:frame draw:style-name="gr2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6.191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1.893cm" svg:height="0.471cm" svg:x="2.541cm" svg:y="16.685cm">
          <draw:text-box>
            <text:p text:style-name="P1"><text:span text:style-name="T2">What type of devices can act as clients in a client-server architecture? </text:span></text:p>
          </draw:text-box>
        </draw:frame>
        <draw:frame draw:style-name="gr2" draw:text-style-name="P3" draw:layer="layout" svg:width="0.422cm" svg:height="0.471cm" svg:x="2.541cm" svg:y="17.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7.65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4.527cm" svg:height="0.471cm" svg:x="3.283cm" svg:y="17.655cm">
          <draw:text-box>
            <text:p text:style-name="P1"><text:span text:style-name="T3">Only desktop computers </text:span></text:p>
          </draw:text-box>
        </draw:frame>
        <draw:frame draw:style-name="gr2" draw:text-style-name="P3" draw:layer="layout" svg:width="0.531cm" svg:height="0.471cm" svg:x="2.541cm" svg:y="18.14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3.706cm" svg:height="0.471cm" svg:x="3.283cm" svg:y="18.14cm">
          <draw:text-box>
            <text:p text:style-name="P1"><text:span text:style-name="T3">Only mobile phones 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6.394cm" svg:height="0.471cm" svg:x="3.283cm" svg:y="18.625cm">
          <draw:text-box>
            <text:p text:style-name="P1"><text:span text:style-name="T3">Any device connected to a network </text:span></text:p>
          </draw:text-box>
        </draw:frame>
        <draw:frame draw:style-name="gr2" draw:text-style-name="P3" draw:layer="layout" svg:width="0.531cm" svg:height="0.471cm" svg:x="2.541cm" svg:y="19.11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2.398cm" svg:height="0.471cm" svg:x="3.283cm" svg:y="19.119cm">
          <draw:text-box>
            <text:p text:style-name="P1"><text:span text:style-name="T3">Only servers </text:span></text:p>
          </draw:text-box>
        </draw:frame>
        <draw:frame draw:style-name="gr2" draw:text-style-name="P3" draw:layer="layout" svg:width="0.422cm" svg:height="0.471cm" svg:x="2.541cm" svg:y="19.6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254cm" svg:height="0.471cm" svg:x="2.541cm" svg:y="20.09cm">
          <draw:text-box>
            <text:p text:style-name="P1"><text:span text:style-name="T3">Scenario 6: Web Browser Functionality </text:span></text:p>
          </draw:text-box>
        </draw:frame>
        <draw:frame draw:style-name="gr2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21.06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6.08cm" svg:height="0.471cm" svg:x="2.541cm" svg:y="21.554cm">
          <draw:text-box>
            <text:p text:style-name="P1"><text:span text:style-name="T2">You are optimizing a web application for better performance. What role does the web browser </text:span></text:p>
          </draw:text-box>
        </draw:frame>
        <draw:frame draw:style-name="gr2" draw:text-style-name="P3" draw:layer="layout" svg:width="15.894cm" svg:height="0.471cm" svg:x="2.541cm" svg:y="22.039cm">
          <draw:text-box>
            <text:p text:style-name="P1"><text:span text:style-name="T2">play in rendering a web page, and what steps are involved from entering a URL to displaying </text:span></text:p>
          </draw:text-box>
        </draw:frame>
        <draw:frame draw:style-name="gr2" draw:text-style-name="P3" draw:layer="layout" svg:width="2.161cm" svg:height="0.471cm" svg:x="2.541cm" svg:y="22.525cm">
          <draw:text-box>
            <text:p text:style-name="P1"><text:span text:style-name="T2">the content? </text:span></text:p>
          </draw:text-box>
        </draw:frame>
        <draw:frame draw:style-name="gr2" draw:text-style-name="P3" draw:layer="layout" svg:width="0.422cm" svg:height="0.471cm" svg:x="2.541cm" svg:y="23.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3.49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7.677cm" svg:height="0.471cm" svg:x="3.283cm" svg:y="23.495cm">
          <draw:text-box>
            <text:p text:style-name="P1"><text:span text:style-name="T3">Translates domain names to IP addresses. </text:span></text:p>
          </draw:text-box>
        </draw:frame>
        <draw:frame draw:style-name="gr2" draw:text-style-name="P3" draw:layer="layout" svg:width="0.531cm" svg:height="0.471cm" svg:x="2.541cm" svg:y="23.989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6.454cm" svg:height="0.471cm" svg:x="3.283cm" svg:y="23.989cm">
          <draw:text-box>
            <text:p text:style-name="P1"><text:span text:style-name="T3">Caches web pages for faster access. </text:span></text:p>
          </draw:text-box>
        </draw:frame>
        <draw:frame draw:style-name="gr2" draw:text-style-name="P3" draw:layer="layout" svg:width="0.531cm" svg:height="0.471cm" svg:x="2.541cm" svg:y="24.474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0.979cm" svg:height="0.471cm" svg:x="3.283cm" svg:y="24.474cm">
          <draw:text-box>
            <text:p text:style-name="P1"><text:span text:style-name="T3">Fetches resources, processes responses, and renders content. </text:span></text:p>
          </draw:text-box>
        </draw:frame>
        <draw:frame draw:style-name="gr2" draw:text-style-name="P3" draw:layer="layout" svg:width="0.531cm" svg:height="0.471cm" svg:x="2.541cm" svg:y="24.95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8.363cm" svg:height="0.471cm" svg:x="3.283cm" svg:y="24.959cm">
          <draw:text-box>
            <text:p text:style-name="P1"><text:span text:style-name="T3">Manages TCP connections and encrypts data. </text:span></text:p>
          </draw:text-box>
        </draw:frame>
        <draw:frame draw:style-name="gr2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5" draw:style-name="dp1" draw:master-page-name="master-page22">
        <draw:frame draw:style-name="gr2" draw:text-style-name="P3" draw:layer="layout" svg:width="2.186cm" svg:height="0.471cm" svg:x="2.541cm" svg:y="2.561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2.38cm" svg:height="0.471cm" svg:x="2.541cm" svg:y="3.046cm">
          <draw:text-box>
            <text:p text:style-name="P1"><text:span text:style-name="T2">What is the first step a web browser takes when you start typing a URL? </text:span></text:p>
          </draw:text-box>
        </draw:frame>
        <draw:frame draw:style-name="gr2" draw:text-style-name="P3" draw:layer="layout" svg:width="0.422cm" svg:height="0.471cm" svg:x="2.541cm" svg:y="3.5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4.02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4.904cm" svg:height="0.471cm" svg:x="3.283cm" svg:y="4.025cm">
          <draw:text-box>
            <text:p text:style-name="P1"><text:span text:style-name="T3">Checks the browser cache. </text:span></text:p>
          </draw:text-box>
        </draw:frame>
        <draw:frame draw:style-name="gr2" draw:text-style-name="P3" draw:layer="layout" svg:width="0.531cm" svg:height="0.471cm" svg:x="2.541cm" svg:y="4.511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4.527cm" svg:height="0.471cm" svg:x="3.283cm" svg:y="4.511cm">
          <draw:text-box>
            <text:p text:style-name="P1"><text:span text:style-name="T3">Sends an HTTP request. </text:span></text:p>
          </draw:text-box>
        </draw:frame>
        <draw:frame draw:style-name="gr2" draw:text-style-name="P3" draw:layer="layout" svg:width="0.531cm" svg:height="0.471cm" svg:x="2.541cm" svg:y="4.996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565cm" svg:height="0.471cm" svg:x="3.283cm" svg:y="4.996cm">
          <draw:text-box>
            <text:p text:style-name="P1"><text:span text:style-name="T3">Establishes a TCP connection. </text:span></text:p>
          </draw:text-box>
        </draw:frame>
        <draw:frame draw:style-name="gr2" draw:text-style-name="P3" draw:layer="layout" svg:width="0.531cm" svg:height="0.471cm" svg:x="2.541cm" svg:y="5.481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4.527cm" svg:height="0.471cm" svg:x="3.283cm" svg:y="5.481cm">
          <draw:text-box>
            <text:p text:style-name="P1"><text:span text:style-name="T3">Performs a DNS lookup. </text:span></text:p>
          </draw:text-box>
        </draw:frame>
        <draw:frame draw:style-name="gr2" draw:text-style-name="P3" draw:layer="layout" svg:width="0.422cm" svg:height="0.471cm" svg:x="2.541cm" svg:y="5.9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6.46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9.747cm" svg:height="0.471cm" svg:x="2.541cm" svg:y="6.945cm">
          <draw:text-box>
            <text:p text:style-name="P1"><text:span text:style-name="T2">How does a browser determine the IP address of a URL? </text:span></text:p>
          </draw:text-box>
        </draw:frame>
        <draw:frame draw:style-name="gr2" draw:text-style-name="P3" draw:layer="layout" svg:width="0.422cm" svg:height="0.471cm" svg:x="2.541cm" svg:y="7.4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7.91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5.924cm" svg:height="0.471cm" svg:x="3.283cm" svg:y="7.916cm">
          <draw:text-box>
            <text:p text:style-name="P1"><text:span text:style-name="T3">By checking the HTML content. </text:span></text:p>
          </draw:text-box>
        </draw:frame>
        <draw:frame draw:style-name="gr2" draw:text-style-name="P3" draw:layer="layout" svg:width="0.531cm" svg:height="0.471cm" svg:x="2.541cm" svg:y="8.401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5.505cm" svg:height="0.471cm" svg:x="3.283cm" svg:y="8.401cm">
          <draw:text-box>
            <text:p text:style-name="P1"><text:span text:style-name="T3">By performing a DNS lookup. </text:span></text:p>
          </draw:text-box>
        </draw:frame>
        <draw:frame draw:style-name="gr2" draw:text-style-name="P3" draw:layer="layout" svg:width="0.531cm" svg:height="0.471cm" svg:x="2.541cm" svg:y="8.89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4.811cm" svg:height="0.471cm" svg:x="3.283cm" svg:y="8.895cm">
          <draw:text-box>
            <text:p text:style-name="P1"><text:span text:style-name="T3">By querying the database. 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459cm" svg:height="0.471cm" svg:x="3.283cm" svg:y="9.38cm">
          <draw:text-box>
            <text:p text:style-name="P1"><text:span text:style-name="T3">By sending an HTTP request. </text:span></text:p>
          </draw:text-box>
        </draw:frame>
        <draw:frame draw:style-name="gr2" draw:text-style-name="P3" draw:layer="layout" svg:width="0.422cm" svg:height="0.471cm" svg:x="2.541cm" svg:y="9.8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0.351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3.235cm" svg:height="0.471cm" svg:x="2.541cm" svg:y="10.836cm">
          <draw:text-box>
            <text:p text:style-name="P1"><text:span text:style-name="T2">What happens after the browser receives the HTTP response from the server? </text:span></text:p>
          </draw:text-box>
        </draw:frame>
        <draw:frame draw:style-name="gr2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1.81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8.702cm" svg:height="0.471cm" svg:x="3.283cm" svg:y="11.815cm">
          <draw:text-box>
            <text:p text:style-name="P1"><text:span text:style-name="T3">The browser processes and renders the content. </text:span></text:p>
          </draw:text-box>
        </draw:frame>
        <draw:frame draw:style-name="gr2" draw:text-style-name="P3" draw:layer="layout" svg:width="0.531cm" svg:height="0.471cm" svg:x="2.541cm" svg:y="12.3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6.902cm" svg:height="0.471cm" svg:x="3.283cm" svg:y="12.3cm">
          <draw:text-box>
            <text:p text:style-name="P1"><text:span text:style-name="T3">The browser performs a DNS lookup. </text:span></text:p>
          </draw:text-box>
        </draw:frame>
        <draw:frame draw:style-name="gr2" draw:text-style-name="P3" draw:layer="layout" svg:width="0.531cm" svg:height="0.471cm" svg:x="2.541cm" svg:y="12.78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7.821cm" svg:height="0.471cm" svg:x="3.283cm" svg:y="12.785cm">
          <draw:text-box>
            <text:p text:style-name="P1"><text:span text:style-name="T3">The browser sends another HTTP request. </text:span></text:p>
          </draw:text-box>
        </draw:frame>
        <draw:frame draw:style-name="gr2" draw:text-style-name="P3" draw:layer="layout" svg:width="0.531cm" svg:height="0.471cm" svg:x="2.541cm" svg:y="13.271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7.326cm" svg:height="0.471cm" svg:x="3.283cm" svg:y="13.271cm">
          <draw:text-box>
            <text:p text:style-name="P1"><text:span text:style-name="T3">The browser closes the TCP connection. </text:span></text:p>
          </draw:text-box>
        </draw:frame>
        <draw:frame draw:style-name="gr2" draw:text-style-name="P3" draw:layer="layout" svg:width="0.422cm" svg:height="0.471cm" svg:x="2.541cm" svg:y="13.7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763cm" svg:height="0.471cm" svg:x="2.541cm" svg:y="14.25cm">
          <draw:text-box>
            <text:p text:style-name="P1"><text:span text:style-name="T3">Scenario 7: HTTP Request Handling </text:span></text:p>
          </draw:text-box>
        </draw:frame>
        <draw:frame draw:style-name="gr2" draw:text-style-name="P3" draw:layer="layout" svg:width="0.422cm" svg:height="0.471cm" svg:x="2.541cm" svg:y="14.73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5.22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5.576cm" svg:height="0.471cm" svg:x="2.541cm" svg:y="15.705cm">
          <draw:text-box>
            <text:p text:style-name="P1"><text:span text:style-name="T2">Your web application is experiencing slow response times. What could be a potential cause </text:span></text:p>
          </draw:text-box>
        </draw:frame>
        <draw:frame draw:style-name="gr2" draw:text-style-name="P3" draw:layer="layout" svg:width="10.7cm" svg:height="0.471cm" svg:x="2.541cm" svg:y="16.191cm">
          <draw:text-box>
            <text:p text:style-name="P1"><text:span text:style-name="T2">related to HTTP request handling, and how can it be resolved? </text:span></text:p>
          </draw:text-box>
        </draw:frame>
        <draw:frame draw:style-name="gr2" draw:text-style-name="P3" draw:layer="layout" svg:width="0.422cm" svg:height="0.471cm" svg:x="2.541cm" svg:y="16.6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7.17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5.031cm" svg:height="0.471cm" svg:x="3.283cm" svg:y="17.17cm">
          <draw:text-box>
            <text:p text:style-name="P1"><text:span text:style-name="T3">Check for high server load. </text:span></text:p>
          </draw:text-box>
        </draw:frame>
        <draw:frame draw:style-name="gr2" draw:text-style-name="P3" draw:layer="layout" svg:width="0.531cm" svg:height="0.471cm" svg:x="2.541cm" svg:y="17.65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5.408cm" svg:height="0.471cm" svg:x="3.283cm" svg:y="17.655cm">
          <draw:text-box>
            <text:p text:style-name="P1"><text:span text:style-name="T3">Inspect the DNS lookup time. </text:span></text:p>
          </draw:text-box>
        </draw:frame>
        <draw:frame draw:style-name="gr2" draw:text-style-name="P3" draw:layer="layout" svg:width="0.531cm" svg:height="0.471cm" svg:x="2.541cm" svg:y="18.14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6.877cm" svg:height="0.471cm" svg:x="3.283cm" svg:y="18.14cm">
          <draw:text-box>
            <text:p text:style-name="P1"><text:span text:style-name="T3">Optimize the size of HTTP responses. 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535cm" svg:height="0.471cm" svg:x="3.283cm" svg:y="18.625cm">
          <draw:text-box>
            <text:p text:style-name="P1"><text:span text:style-name="T3">Verify browser cache settings. </text:span></text:p>
          </draw:text-box>
        </draw:frame>
        <draw:frame draw:style-name="gr2" draw:text-style-name="P3" draw:layer="layout" svg:width="0.422cm" svg:height="0.471cm" svg:x="2.541cm" svg:y="19.11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9.605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2.884cm" svg:height="0.471cm" svg:x="2.541cm" svg:y="20.09cm">
          <draw:text-box>
            <text:p text:style-name="P1"><text:span text:style-name="T2">In optimizing HTTP requests, what is a good practice to reduce load times? </text:span></text:p>
          </draw:text-box>
        </draw:frame>
        <draw:frame draw:style-name="gr2" draw:text-style-name="P3" draw:layer="layout" svg:width="0.422cm" svg:height="0.471cm" svg:x="2.541cm" svg:y="20.5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1.0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6.399cm" svg:height="0.471cm" svg:x="3.283cm" svg:y="21.06cm">
          <draw:text-box>
            <text:p text:style-name="P1"><text:span text:style-name="T3">Increasing the number of requests. </text:span></text:p>
          </draw:text-box>
        </draw:frame>
        <draw:frame draw:style-name="gr2" draw:text-style-name="P3" draw:layer="layout" svg:width="0.531cm" svg:height="0.471cm" svg:x="2.541cm" svg:y="21.554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6.928cm" svg:height="0.471cm" svg:x="3.283cm" svg:y="21.554cm">
          <draw:text-box>
            <text:p text:style-name="P1"><text:span text:style-name="T3">Reducing the size of HTTP responses. </text:span></text:p>
          </draw:text-box>
        </draw:frame>
        <draw:frame draw:style-name="gr2" draw:text-style-name="P3" draw:layer="layout" svg:width="0.531cm" svg:height="0.471cm" svg:x="2.541cm" svg:y="22.039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01cm" svg:height="0.471cm" svg:x="3.283cm" svg:y="22.039cm">
          <draw:text-box>
            <text:p text:style-name="P1"><text:span text:style-name="T3">Disabling browser caching. </text:span></text:p>
          </draw:text-box>
        </draw:frame>
        <draw:frame draw:style-name="gr2" draw:text-style-name="P3" draw:layer="layout" svg:width="0.531cm" svg:height="0.471cm" svg:x="2.541cm" svg:y="22.52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3.808cm" svg:height="0.471cm" svg:x="3.283cm" svg:y="22.525cm">
          <draw:text-box>
            <text:p text:style-name="P1"><text:span text:style-name="T3">Using larger images. </text:span></text:p>
          </draw:text-box>
        </draw:frame>
        <draw:frame draw:style-name="gr2" draw:text-style-name="P3" draw:layer="layout" svg:width="0.422cm" svg:height="0.471cm" svg:x="2.541cm" svg:y="23.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3.4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6" draw:style-name="dp1" draw:master-page-name="master-page22">
        <draw:frame draw:style-name="gr2" draw:text-style-name="P3" draw:layer="layout" svg:width="2.186cm" svg:height="0.471cm" svg:x="2.541cm" svg:y="2.561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6.034cm" svg:height="0.471cm" svg:x="2.541cm" svg:y="3.046cm">
          <draw:text-box>
            <text:p text:style-name="P1"><text:span text:style-name="T2">If a web page is taking too long to load due to multiple HTTP requests, what technique can be </text:span></text:p>
          </draw:text-box>
        </draw:frame>
        <draw:frame draw:style-name="gr2" draw:text-style-name="P3" draw:layer="layout" svg:width="5.264cm" svg:height="0.471cm" svg:x="2.541cm" svg:y="3.531cm">
          <draw:text-box>
            <text:p text:style-name="P1"><text:span text:style-name="T2">used to improve performance? </text:span></text:p>
          </draw:text-box>
        </draw:frame>
        <draw:frame draw:style-name="gr2" draw:text-style-name="P3" draw:layer="layout" svg:width="0.422cm" svg:height="0.471cm" svg:x="2.541cm" svg:y="4.02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4.51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8.575cm" svg:height="0.471cm" svg:x="3.283cm" svg:y="4.511cm">
          <draw:text-box>
            <text:p text:style-name="P1"><text:span text:style-name="T3">Minimizing HTTP requests by combining files. </text:span></text:p>
          </draw:text-box>
        </draw:frame>
        <draw:frame draw:style-name="gr2" draw:text-style-name="P3" draw:layer="layout" svg:width="0.531cm" svg:height="0.471cm" svg:x="2.541cm" svg:y="4.996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5.937cm" svg:height="0.471cm" svg:x="3.283cm" svg:y="4.996cm">
          <draw:text-box>
            <text:p text:style-name="P1"><text:span text:style-name="T3">Increasing server response time. </text:span></text:p>
          </draw:text-box>
        </draw:frame>
        <draw:frame draw:style-name="gr2" draw:text-style-name="P3" draw:layer="layout" svg:width="0.531cm" svg:height="0.471cm" svg:x="2.541cm" svg:y="5.48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6.102cm" svg:height="0.471cm" svg:x="3.283cm" svg:y="5.481cm">
          <draw:text-box>
            <text:p text:style-name="P1"><text:span text:style-name="T3">Using outdated web technologies. </text:span></text:p>
          </draw:text-box>
        </draw:frame>
        <draw:frame draw:style-name="gr2" draw:text-style-name="P3" draw:layer="layout" svg:width="0.531cm" svg:height="0.471cm" svg:x="2.541cm" svg:y="5.96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7.41cm" svg:height="0.471cm" svg:x="3.283cm" svg:y="5.966cm">
          <draw:text-box>
            <text:p text:style-name="P1"><text:span text:style-name="T3">Avoiding the use of CSS and JavaScript. </text:span></text:p>
          </draw:text-box>
        </draw:frame>
        <draw:frame draw:style-name="gr2" draw:text-style-name="P3" draw:layer="layout" svg:width="0.422cm" svg:height="0.471cm" svg:x="2.541cm" svg:y="6.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6.945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5.538cm" svg:height="0.471cm" svg:x="2.541cm" svg:y="7.431cm">
          <draw:text-box>
            <text:p text:style-name="P1"><text:span text:style-name="T2">How can HTTP response caching help in improving the performance of a web application? </text:span></text:p>
          </draw:text-box>
        </draw:frame>
        <draw:frame draw:style-name="gr2" draw:text-style-name="P3" draw:layer="layout" svg:width="0.422cm" svg:height="0.471cm" svg:x="2.541cm" svg:y="7.9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8.40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4.341cm" svg:height="0.471cm" svg:x="3.283cm" svg:y="8.401cm">
          <draw:text-box>
            <text:p text:style-name="P1"><text:span text:style-name="T3">By encrypting the data. </text:span></text:p>
          </draw:text-box>
        </draw:frame>
        <draw:frame draw:style-name="gr2" draw:text-style-name="P3" draw:layer="layout" svg:width="0.531cm" svg:height="0.471cm" svg:x="2.541cm" svg:y="8.89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9.193cm" svg:height="0.471cm" svg:x="3.283cm" svg:y="8.895cm">
          <draw:text-box>
            <text:p text:style-name="P1"><text:span text:style-name="T3">By storing copies of frequently accessed resources. 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196cm" svg:height="0.471cm" svg:x="3.283cm" svg:y="9.38cm">
          <draw:text-box>
            <text:p text:style-name="P1"><text:span text:style-name="T3">By reducing the server load. </text:span></text:p>
          </draw:text-box>
        </draw:frame>
        <draw:frame draw:style-name="gr2" draw:text-style-name="P3" draw:layer="layout" svg:width="0.531cm" svg:height="0.471cm" svg:x="2.541cm" svg:y="9.86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7.669cm" svg:height="0.471cm" svg:x="3.283cm" svg:y="9.865cm">
          <draw:text-box>
            <text:p text:style-name="P1"><text:span text:style-name="T3">By increasing the size of HTTP responses. </text:span></text:p>
          </draw:text-box>
        </draw:frame>
        <draw:frame draw:style-name="gr2" draw:text-style-name="P3" draw:layer="layout" svg:width="0.422cm" svg:height="0.471cm" svg:x="2.541cm" svg:y="10.3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869cm" svg:height="0.471cm" svg:x="2.541cm" svg:y="10.836cm">
          <draw:text-box>
            <text:p text:style-name="P1"><text:span text:style-name="T3">Scenario 8: Evolution of HTML </text:span></text:p>
          </draw:text-box>
        </draw:frame>
        <draw:frame draw:style-name="gr2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1.815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5.72cm" svg:height="0.471cm" svg:x="2.541cm" svg:y="12.3cm">
          <draw:text-box>
            <text:p text:style-name="P1"><text:span text:style-name="T2">You are tasked with updating an old website that uses HTML 2.0. How has HTML evolved, </text:span></text:p>
          </draw:text-box>
        </draw:frame>
        <draw:frame draw:style-name="gr2" draw:text-style-name="P3" draw:layer="layout" svg:width="15.822cm" svg:height="0.471cm" svg:x="2.541cm" svg:y="12.785cm">
          <draw:text-box>
            <text:p text:style-name="P1"><text:span text:style-name="T2">and what are some key features in the latest version that you can use to enhance the website? </text:span></text:p>
          </draw:text-box>
        </draw:frame>
        <draw:frame draw:style-name="gr2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6.068cm" svg:height="0.471cm" svg:x="3.283cm" svg:y="13.756cm">
          <draw:text-box>
            <text:p text:style-name="P1"><text:span text:style-name="T3">Support for CSS and JavaScript. </text:span></text:p>
          </draw:text-box>
        </draw:frame>
        <draw:frame draw:style-name="gr2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8.879cm" svg:height="0.471cm" svg:x="3.283cm" svg:y="14.25cm">
          <draw:text-box>
            <text:p text:style-name="P1"><text:span text:style-name="T3">New semantic elements and multimedia support. </text:span></text:p>
          </draw:text-box>
        </draw:frame>
        <draw:frame draw:style-name="gr2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031cm" svg:height="0.471cm" svg:x="3.283cm" svg:y="14.735cm">
          <draw:text-box>
            <text:p text:style-name="P1"><text:span text:style-name="T3">Integration with databases. </text:span></text:p>
          </draw:text-box>
        </draw:frame>
        <draw:frame draw:style-name="gr2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5.785cm" svg:height="0.471cm" svg:x="3.283cm" svg:y="15.22cm">
          <draw:text-box>
            <text:p text:style-name="P1"><text:span text:style-name="T3">Improved server-side scripting. </text:span></text:p>
          </draw:text-box>
        </draw:frame>
        <draw:frame draw:style-name="gr2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6.191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9.641cm" svg:height="0.471cm" svg:x="2.541cm" svg:y="16.685cm">
          <draw:text-box>
            <text:p text:style-name="P1"><text:span text:style-name="T2">What is the primary use of HTML in web development? </text:span></text:p>
          </draw:text-box>
        </draw:frame>
        <draw:frame draw:style-name="gr2" draw:text-style-name="P3" draw:layer="layout" svg:width="0.422cm" svg:height="0.471cm" svg:x="2.541cm" svg:y="17.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7.65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6.221cm" svg:height="0.471cm" svg:x="3.283cm" svg:y="17.655cm">
          <draw:text-box>
            <text:p text:style-name="P1"><text:span text:style-name="T3">To add interactivity to web pages. </text:span></text:p>
          </draw:text-box>
        </draw:frame>
        <draw:frame draw:style-name="gr2" draw:text-style-name="P3" draw:layer="layout" svg:width="0.531cm" svg:height="0.471cm" svg:x="2.541cm" svg:y="18.14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5.725cm" svg:height="0.471cm" svg:x="3.283cm" svg:y="18.14cm">
          <draw:text-box>
            <text:p text:style-name="P1"><text:span text:style-name="T3">To style and format web pages. 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713cm" svg:height="0.471cm" svg:x="3.283cm" svg:y="18.625cm">
          <draw:text-box>
            <text:p text:style-name="P1"><text:span text:style-name="T3">To structure web page content. </text:span></text:p>
          </draw:text-box>
        </draw:frame>
        <draw:frame draw:style-name="gr2" draw:text-style-name="P3" draw:layer="layout" svg:width="0.531cm" svg:height="0.471cm" svg:x="2.541cm" svg:y="19.11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4.091cm" svg:height="0.471cm" svg:x="3.283cm" svg:y="19.119cm">
          <draw:text-box>
            <text:p text:style-name="P1"><text:span text:style-name="T3">To manage databases. </text:span></text:p>
          </draw:text-box>
        </draw:frame>
        <draw:frame draw:style-name="gr2" draw:text-style-name="P3" draw:layer="layout" svg:width="0.422cm" svg:height="0.471cm" svg:x="2.541cm" svg:y="19.6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20.09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5.856cm" svg:height="0.471cm" svg:x="2.541cm" svg:y="20.575cm">
          <draw:text-box>
            <text:p text:style-name="P1"><text:span text:style-name="T2">Which of the following versions of HTML introduced new semantic elements like &lt;header&gt;, </text:span></text:p>
          </draw:text-box>
        </draw:frame>
        <draw:frame draw:style-name="gr2" draw:text-style-name="P3" draw:layer="layout" svg:width="4.244cm" svg:height="0.471cm" svg:x="2.541cm" svg:y="21.06cm">
          <draw:text-box>
            <text:p text:style-name="P1"><text:span text:style-name="T2">&lt;footer&gt;, and &lt;article&gt;? </text:span></text:p>
          </draw:text-box>
        </draw:frame>
        <draw:frame draw:style-name="gr2" draw:text-style-name="P3" draw:layer="layout" svg:width="0.422cm" svg:height="0.471cm" svg:x="2.541cm" svg:y="21.5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2.039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2.034cm" svg:height="0.471cm" svg:x="3.283cm" svg:y="22.039cm">
          <draw:text-box>
            <text:p text:style-name="P1"><text:span text:style-name="T3">HTML 2.0 </text:span></text:p>
          </draw:text-box>
        </draw:frame>
        <draw:frame draw:style-name="gr2" draw:text-style-name="P3" draw:layer="layout" svg:width="0.531cm" svg:height="0.471cm" svg:x="2.541cm" svg:y="22.5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2.034cm" svg:height="0.471cm" svg:x="3.283cm" svg:y="22.525cm">
          <draw:text-box>
            <text:p text:style-name="P1"><text:span text:style-name="T3">HTML 3.2 </text:span></text:p>
          </draw:text-box>
        </draw:frame>
        <draw:frame draw:style-name="gr2" draw:text-style-name="P3" draw:layer="layout" svg:width="0.531cm" svg:height="0.471cm" svg:x="2.541cm" svg:y="23.0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2.246cm" svg:height="0.471cm" svg:x="3.283cm" svg:y="23.01cm">
          <draw:text-box>
            <text:p text:style-name="P1"><text:span text:style-name="T3">HTML 4.01 </text:span></text:p>
          </draw:text-box>
        </draw:frame>
        <draw:frame draw:style-name="gr2" draw:text-style-name="P3" draw:layer="layout" svg:width="0.531cm" svg:height="0.471cm" svg:x="2.541cm" svg:y="23.49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611cm" svg:height="0.471cm" svg:x="3.283cm" svg:y="23.495cm">
          <draw:text-box>
            <text:p text:style-name="P1"><text:span text:style-name="T3">HTML5 </text:span></text:p>
          </draw:text-box>
        </draw:frame>
        <draw:frame draw:style-name="gr2" draw:text-style-name="P3" draw:layer="layout" svg:width="0.422cm" svg:height="0.471cm" svg:x="2.541cm" svg:y="23.9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7" draw:style-name="dp1" draw:master-page-name="master-page22">
        <draw:frame draw:style-name="gr2" draw:text-style-name="P3" draw:layer="layout" svg:width="2.186cm" svg:height="0.471cm" svg:x="2.541cm" svg:y="2.561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9.239cm" svg:height="0.471cm" svg:x="2.541cm" svg:y="3.046cm">
          <draw:text-box>
            <text:p text:style-name="P1"><text:span text:style-name="T2">What is the role of CSS when used alongside HTML? </text:span></text:p>
          </draw:text-box>
        </draw:frame>
        <draw:frame draw:style-name="gr2" draw:text-style-name="P3" draw:layer="layout" svg:width="0.422cm" svg:height="0.471cm" svg:x="2.541cm" svg:y="3.5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537cm" svg:height="0.471cm" svg:x="2.541cm" svg:y="4.025cm">
          <draw:text-box>
            <text:p text:style-name="P1"><text:span text:style-name="T2">1. <text:s/></text:span><text:span text:style-name="T3">To structure the content of web pages. </text:span></text:p>
          </draw:text-box>
        </draw:frame>
        <draw:frame draw:style-name="gr2" draw:text-style-name="P3" draw:layer="layout" svg:width="11.076cm" svg:height="0.471cm" svg:x="2.541cm" svg:y="4.511cm">
          <draw:text-box>
            <text:p text:style-name="P1"><text:span text:style-name="T2">2. <text:s/></text:span><text:span text:style-name="T3">To control the layout, style, and appearance of web pages. </text:span></text:p>
          </draw:text-box>
        </draw:frame>
        <draw:frame draw:style-name="gr2" draw:text-style-name="P3" draw:layer="layout" svg:width="9.091cm" svg:height="0.471cm" svg:x="2.541cm" svg:y="4.996cm">
          <draw:text-box>
            <text:p text:style-name="P1"><text:span text:style-name="T2">3. <text:s/></text:span><text:span text:style-name="T3">To add server-side functionality to the website. </text:span></text:p>
          </draw:text-box>
        </draw:frame>
        <draw:frame draw:style-name="gr2" draw:text-style-name="P3" draw:layer="layout" svg:width="9.006cm" svg:height="0.471cm" svg:x="2.541cm" svg:y="5.481cm">
          <draw:text-box>
            <text:p text:style-name="P1"><text:span text:style-name="T2">4. <text:s/></text:span><text:span text:style-name="T3">To manage user interactions on the client side. </text:span></text:p>
          </draw:text-box>
        </draw:frame>
        <draw:frame draw:style-name="gr2" draw:text-style-name="P3" draw:layer="layout" svg:width="0.422cm" svg:height="0.471cm" svg:x="2.541cm" svg:y="5.9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585cm" svg:height="0.471cm" svg:x="2.541cm" svg:y="6.46cm">
          <draw:text-box>
            <text:p text:style-name="P1"><text:span text:style-name="T3">Scenario 9: Front-End Frameworks </text:span></text:p>
          </draw:text-box>
        </draw:frame>
        <draw:frame draw:style-name="gr2" draw:text-style-name="P3" draw:layer="layout" svg:width="0.422cm" svg:height="0.471cm" svg:x="2.541cm" svg:y="6.9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7.431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6.516cm" svg:height="0.471cm" svg:x="2.541cm" svg:y="7.916cm">
          <draw:text-box>
            <text:p text:style-name="P1"><text:span text:style-name="T2">Your <text:s/>team <text:s/>needs <text:s/>to <text:s/>choose <text:s/>a <text:s/>front-end <text:s/>framework <text:s/>for <text:s/>a <text:s/>new <text:s/>project <text:s/>focused <text:s/>on <text:s/>creating </text:span></text:p>
          </draw:text-box>
        </draw:frame>
        <draw:frame draw:style-name="gr2" draw:text-style-name="P3" draw:layer="layout" svg:width="15.894cm" svg:height="0.471cm" svg:x="2.541cm" svg:y="8.401cm">
          <draw:text-box>
            <text:p text:style-name="P1"><text:span text:style-name="T2">dynamic and interactive user interfaces. Which framework would you recommend, and why? </text:span></text:p>
          </draw:text-box>
        </draw:frame>
        <draw:frame draw:style-name="gr2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458cm" svg:height="0.471cm" svg:x="3.283cm" svg:y="9.38cm">
          <draw:text-box>
            <text:p text:style-name="P1"><text:span text:style-name="T3">Node.js </text:span></text:p>
          </draw:text-box>
        </draw:frame>
        <draw:frame draw:style-name="gr2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551cm" svg:height="0.471cm" svg:x="3.283cm" svg:y="9.865cm">
          <draw:text-box>
            <text:p text:style-name="P1"><text:span text:style-name="T3">React.js </text:span></text:p>
          </draw:text-box>
        </draw:frame>
        <draw:frame draw:style-name="gr2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.424cm" svg:height="0.471cm" svg:x="3.283cm" svg:y="10.351cm">
          <draw:text-box>
            <text:p text:style-name="P1"><text:span text:style-name="T3">Django </text:span></text:p>
          </draw:text-box>
        </draw:frame>
        <draw:frame draw:style-name="gr2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539cm" svg:height="0.471cm" svg:x="3.283cm" svg:y="10.836cm">
          <draw:text-box>
            <text:p text:style-name="P1"><text:span text:style-name="T3">Express </text:span></text:p>
          </draw:text-box>
        </draw:frame>
        <draw:frame draw:style-name="gr2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1.815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6.423cm" svg:height="0.471cm" svg:x="2.541cm" svg:y="12.3cm">
          <draw:text-box>
            <text:p text:style-name="P1"><text:span text:style-name="T2">Which <text:s/>of <text:s/>the <text:s/>following <text:s/>frameworks <text:s/>is <text:s/>most <text:s/>commonly <text:s/>used <text:s/>for <text:s/>building <text:s/>responsive <text:s/>web </text:span></text:p>
          </draw:text-box>
        </draw:frame>
        <draw:frame draw:style-name="gr2" draw:text-style-name="P3" draw:layer="layout" svg:width="1.564cm" svg:height="0.471cm" svg:x="2.541cm" svg:y="12.785cm">
          <draw:text-box>
            <text:p text:style-name="P1"><text:span text:style-name="T2">designs? </text:span></text:p>
          </draw:text-box>
        </draw:frame>
        <draw:frame draw:style-name="gr2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894cm" svg:height="0.471cm" svg:x="3.283cm" svg:y="13.756cm">
          <draw:text-box>
            <text:p text:style-name="P1"><text:span text:style-name="T3">Bootstrap </text:span></text:p>
          </draw:text-box>
        </draw:frame>
        <draw:frame draw:style-name="gr2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551cm" svg:height="0.471cm" svg:x="3.283cm" svg:y="14.25cm">
          <draw:text-box>
            <text:p text:style-name="P1"><text:span text:style-name="T3">React.js </text:span></text:p>
          </draw:text-box>
        </draw:frame>
        <draw:frame draw:style-name="gr2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2.021cm" svg:height="0.471cm" svg:x="3.283cm" svg:y="14.735cm">
          <draw:text-box>
            <text:p text:style-name="P1"><text:span text:style-name="T3">Angular.js </text:span></text:p>
          </draw:text-box>
        </draw:frame>
        <draw:frame draw:style-name="gr2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399cm" svg:height="0.471cm" svg:x="3.283cm" svg:y="15.22cm">
          <draw:text-box>
            <text:p text:style-name="P1"><text:span text:style-name="T3">jQuery </text:span></text:p>
          </draw:text-box>
        </draw:frame>
        <draw:frame draw:style-name="gr2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6.191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6.343cm" svg:height="0.471cm" svg:x="2.541cm" svg:y="16.685cm">
          <draw:text-box>
            <text:p text:style-name="P1"><text:span text:style-name="T2">In <text:s/>the <text:s/>context <text:s/>of <text:s/>front-end <text:s/>development, <text:s/>which <text:s/>library <text:s/>would <text:s/>you <text:s/>use <text:s/>to <text:s/>simplify <text:s/>DOM </text:span></text:p>
          </draw:text-box>
        </draw:frame>
        <draw:frame draw:style-name="gr2" draw:text-style-name="P3" draw:layer="layout" svg:width="2.529cm" svg:height="0.471cm" svg:x="2.541cm" svg:y="17.17cm">
          <draw:text-box>
            <text:p text:style-name="P1"><text:span text:style-name="T2">manipulation? </text:span></text:p>
          </draw:text-box>
        </draw:frame>
        <draw:frame draw:style-name="gr2" draw:text-style-name="P3" draw:layer="layout" svg:width="0.422cm" svg:height="0.471cm" svg:x="2.541cm" svg:y="17.6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8.14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551cm" svg:height="0.471cm" svg:x="3.283cm" svg:y="18.14cm">
          <draw:text-box>
            <text:p text:style-name="P1"><text:span text:style-name="T3">React.js 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247cm" svg:height="0.471cm" svg:x="3.283cm" svg:y="18.625cm">
          <draw:text-box>
            <text:p text:style-name="P1"><text:span text:style-name="T3">Vue.js </text:span></text:p>
          </draw:text-box>
        </draw:frame>
        <draw:frame draw:style-name="gr2" draw:text-style-name="P3" draw:layer="layout" svg:width="0.531cm" svg:height="0.471cm" svg:x="2.541cm" svg:y="19.119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1.399cm" svg:height="0.471cm" svg:x="3.283cm" svg:y="19.119cm">
          <draw:text-box>
            <text:p text:style-name="P1"><text:span text:style-name="T3">jQuery </text:span></text:p>
          </draw:text-box>
        </draw:frame>
        <draw:frame draw:style-name="gr2" draw:text-style-name="P3" draw:layer="layout" svg:width="0.531cm" svg:height="0.471cm" svg:x="2.541cm" svg:y="19.60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763cm" svg:height="0.471cm" svg:x="3.283cm" svg:y="19.605cm">
          <draw:text-box>
            <text:p text:style-name="P1"><text:span text:style-name="T3">Ember.js </text:span></text:p>
          </draw:text-box>
        </draw:frame>
        <draw:frame draw:style-name="gr2" draw:text-style-name="P3" draw:layer="layout" svg:width="0.422cm" svg:height="0.471cm" svg:x="2.541cm" svg:y="20.0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20.575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6.127cm" svg:height="0.471cm" svg:x="2.541cm" svg:y="21.06cm">
          <draw:text-box>
            <text:p text:style-name="P1"><text:span text:style-name="T2">For <text:s/>a <text:s/>project <text:s/>requiring <text:s/>a <text:s/>lot <text:s/>of <text:s/>real-time <text:s/>updates <text:s/>to <text:s/>the <text:s/>user <text:s/>interface, <text:s/>which <text:s/>front-end </text:span></text:p>
          </draw:text-box>
        </draw:frame>
        <draw:frame draw:style-name="gr2" draw:text-style-name="P3" draw:layer="layout" svg:width="6.162cm" svg:height="0.471cm" svg:x="2.541cm" svg:y="21.554cm">
          <draw:text-box>
            <text:p text:style-name="P1"><text:span text:style-name="T2">framework would you recommend? </text:span></text:p>
          </draw:text-box>
        </draw:frame>
        <draw:frame draw:style-name="gr2" draw:text-style-name="P3" draw:layer="layout" svg:width="0.422cm" svg:height="0.471cm" svg:x="2.541cm" svg:y="22.0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22.52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1.551cm" svg:height="0.471cm" svg:x="3.283cm" svg:y="22.525cm">
          <draw:text-box>
            <text:p text:style-name="P1"><text:span text:style-name="T3">React.js </text:span></text:p>
          </draw:text-box>
        </draw:frame>
        <draw:frame draw:style-name="gr2" draw:text-style-name="P3" draw:layer="layout" svg:width="0.531cm" svg:height="0.471cm" svg:x="2.541cm" svg:y="23.01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1.247cm" svg:height="0.471cm" svg:x="3.283cm" svg:y="23.01cm">
          <draw:text-box>
            <text:p text:style-name="P1"><text:span text:style-name="T3">Vue.js </text:span></text:p>
          </draw:text-box>
        </draw:frame>
        <draw:frame draw:style-name="gr2" draw:text-style-name="P3" draw:layer="layout" svg:width="0.531cm" svg:height="0.471cm" svg:x="2.541cm" svg:y="23.49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2.021cm" svg:height="0.471cm" svg:x="3.283cm" svg:y="23.495cm">
          <draw:text-box>
            <text:p text:style-name="P1"><text:span text:style-name="T3">Angular.js </text:span></text:p>
          </draw:text-box>
        </draw:frame>
        <draw:frame draw:style-name="gr2" draw:text-style-name="P3" draw:layer="layout" svg:width="0.531cm" svg:height="0.471cm" svg:x="2.541cm" svg:y="23.989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1.399cm" svg:height="0.471cm" svg:x="3.283cm" svg:y="23.989cm">
          <draw:text-box>
            <text:p text:style-name="P1"><text:span text:style-name="T3">jQuery </text:span></text:p>
          </draw:text-box>
        </draw:frame>
        <draw:frame draw:style-name="gr2" draw:text-style-name="P3" draw:layer="layout" svg:width="0.422cm" svg:height="0.471cm" svg:x="2.541cm" svg:y="24.4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4.9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44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5.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26.424cm">
          <draw:text-box>
            <text:p text:style-name="P1"><text:span text:style-name="T2"><text:s/></text:span></text:p>
          </draw:text-box>
        </draw:frame>
      </draw:page>
      <draw:page draw:name="page8" draw:style-name="dp1" draw:master-page-name="master-page22">
        <draw:frame draw:style-name="gr2" draw:text-style-name="P3" draw:layer="layout" svg:width="5.222cm" svg:height="0.471cm" svg:x="2.541cm" svg:y="2.561cm">
          <draw:text-box>
            <text:p text:style-name="P1"><text:span text:style-name="T3">Scenario 10: Browser Cache </text:span></text:p>
          </draw:text-box>
        </draw:frame>
        <draw:frame draw:style-name="gr2" draw:text-style-name="P3" draw:layer="layout" svg:width="0.422cm" svg:height="0.471cm" svg:x="2.541cm" svg:y="3.0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3.531cm">
          <draw:text-box>
            <text:p text:style-name="P1"><text:span text:style-name="T3">Question 1: </text:span></text:p>
          </draw:text-box>
        </draw:frame>
        <draw:frame draw:style-name="gr2" draw:text-style-name="P3" draw:layer="layout" svg:width="15.424cm" svg:height="0.471cm" svg:x="2.541cm" svg:y="4.025cm">
          <draw:text-box>
            <text:p text:style-name="P1"><text:span text:style-name="T2">You notice that a frequently visited web page is loading slowly. How can browser caching </text:span></text:p>
          </draw:text-box>
        </draw:frame>
        <draw:frame draw:style-name="gr2" draw:text-style-name="P3" draw:layer="layout" svg:width="10.297cm" svg:height="0.471cm" svg:x="2.541cm" svg:y="4.511cm">
          <draw:text-box>
            <text:p text:style-name="P1"><text:span text:style-name="T2">improve the performance, and what is the process involved? </text:span></text:p>
          </draw:text-box>
        </draw:frame>
        <draw:frame draw:style-name="gr2" draw:text-style-name="P3" draw:layer="layout" svg:width="0.422cm" svg:height="0.471cm" svg:x="2.541cm" svg:y="4.99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5.481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7.762cm" svg:height="0.471cm" svg:x="3.283cm" svg:y="5.481cm">
          <draw:text-box>
            <text:p text:style-name="P1"><text:span text:style-name="T3">Encrypting HTTP requests and responses. </text:span></text:p>
          </draw:text-box>
        </draw:frame>
        <draw:frame draw:style-name="gr2" draw:text-style-name="P3" draw:layer="layout" svg:width="0.531cm" svg:height="0.471cm" svg:x="2.541cm" svg:y="5.966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9.946cm" svg:height="0.471cm" svg:x="3.283cm" svg:y="5.966cm">
          <draw:text-box>
            <text:p text:style-name="P1"><text:span text:style-name="T3">Storing copies of frequently accessed resources locally. </text:span></text:p>
          </draw:text-box>
        </draw:frame>
        <draw:frame draw:style-name="gr2" draw:text-style-name="P3" draw:layer="layout" svg:width="0.531cm" svg:height="0.471cm" svg:x="2.541cm" svg:y="6.46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632cm" svg:height="0.471cm" svg:x="3.283cm" svg:y="6.46cm">
          <draw:text-box>
            <text:p text:style-name="P1"><text:span text:style-name="T3">Optimizing DNS lookup times. </text:span></text:p>
          </draw:text-box>
        </draw:frame>
        <draw:frame draw:style-name="gr2" draw:text-style-name="P3" draw:layer="layout" svg:width="0.531cm" svg:height="0.471cm" svg:x="2.541cm" svg:y="6.945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6.763cm" svg:height="0.471cm" svg:x="3.283cm" svg:y="6.945cm">
          <draw:text-box>
            <text:p text:style-name="P1"><text:span text:style-name="T3">Establishing faster TCP connections. </text:span></text:p>
          </draw:text-box>
        </draw:frame>
        <draw:frame draw:style-name="gr2" draw:text-style-name="P3" draw:layer="layout" svg:width="0.422cm" svg:height="0.471cm" svg:x="2.541cm" svg:y="7.4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7.916cm">
          <draw:text-box>
            <text:p text:style-name="P1"><text:span text:style-name="T3">Question 2: </text:span></text:p>
          </draw:text-box>
        </draw:frame>
        <draw:frame draw:style-name="gr2" draw:text-style-name="P3" draw:layer="layout" svg:width="10.496cm" svg:height="0.471cm" svg:x="2.541cm" svg:y="8.401cm">
          <draw:text-box>
            <text:p text:style-name="P1"><text:span text:style-name="T2">What is a benefit of caching HTTP responses in the browser? </text:span></text:p>
          </draw:text-box>
        </draw:frame>
        <draw:frame draw:style-name="gr2" draw:text-style-name="P3" draw:layer="layout" svg:width="0.422cm" svg:height="0.471cm" svg:x="2.541cm" svg:y="8.8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9.38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9.383cm" svg:height="0.471cm" svg:x="3.283cm" svg:y="9.38cm">
          <draw:text-box>
            <text:p text:style-name="P1"><text:span text:style-name="T3">Reduces server load and speeds up page load times. </text:span></text:p>
          </draw:text-box>
        </draw:frame>
        <draw:frame draw:style-name="gr2" draw:text-style-name="P3" draw:layer="layout" svg:width="0.531cm" svg:height="0.471cm" svg:x="2.541cm" svg:y="9.86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8.397cm" svg:height="0.471cm" svg:x="3.283cm" svg:y="9.865cm">
          <draw:text-box>
            <text:p text:style-name="P1"><text:span text:style-name="T3">Ensures the latest content is always displayed. </text:span></text:p>
          </draw:text-box>
        </draw:frame>
        <draw:frame draw:style-name="gr2" draw:text-style-name="P3" draw:layer="layout" svg:width="0.531cm" svg:height="0.471cm" svg:x="2.541cm" svg:y="10.351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7.559cm" svg:height="0.471cm" svg:x="3.283cm" svg:y="10.351cm">
          <draw:text-box>
            <text:p text:style-name="P1"><text:span text:style-name="T3">Improves security of the web application. </text:span></text:p>
          </draw:text-box>
        </draw:frame>
        <draw:frame draw:style-name="gr2" draw:text-style-name="P3" draw:layer="layout" svg:width="0.531cm" svg:height="0.471cm" svg:x="2.541cm" svg:y="10.836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6.665cm" svg:height="0.471cm" svg:x="3.283cm" svg:y="10.836cm">
          <draw:text-box>
            <text:p text:style-name="P1"><text:span text:style-name="T3">Increases the size of HTTP requests. </text:span></text:p>
          </draw:text-box>
        </draw:frame>
        <draw:frame draw:style-name="gr2" draw:text-style-name="P3" draw:layer="layout" svg:width="0.422cm" svg:height="0.471cm" svg:x="2.541cm" svg:y="11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1.815cm">
          <draw:text-box>
            <text:p text:style-name="P1"><text:span text:style-name="T3">Question 3: </text:span></text:p>
          </draw:text-box>
        </draw:frame>
        <draw:frame draw:style-name="gr2" draw:text-style-name="P3" draw:layer="layout" svg:width="15.966cm" svg:height="0.471cm" svg:x="2.541cm" svg:y="12.3cm">
          <draw:text-box>
            <text:p text:style-name="P1"><text:span text:style-name="T2">When <text:s/>implementing <text:s/>caching <text:s/>strategies, <text:s/>which <text:s/>HTTP <text:s/>header <text:s/>is <text:s/>used <text:s/>to <text:s/>specify <text:s/>caching </text:span></text:p>
          </draw:text-box>
        </draw:frame>
        <draw:frame draw:style-name="gr2" draw:text-style-name="P3" draw:layer="layout" svg:width="1.941cm" svg:height="0.471cm" svg:x="2.541cm" svg:y="12.785cm">
          <draw:text-box>
            <text:p text:style-name="P1"><text:span text:style-name="T2">directives? </text:span></text:p>
          </draw:text-box>
        </draw:frame>
        <draw:frame draw:style-name="gr2" draw:text-style-name="P3" draw:layer="layout" svg:width="0.422cm" svg:height="0.471cm" svg:x="2.541cm" svg:y="13.27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3.756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2.622cm" svg:height="0.471cm" svg:x="3.283cm" svg:y="13.756cm">
          <draw:text-box>
            <text:p text:style-name="P1"><text:span text:style-name="T3">Content-Type </text:span></text:p>
          </draw:text-box>
        </draw:frame>
        <draw:frame draw:style-name="gr2" draw:text-style-name="P3" draw:layer="layout" svg:width="0.531cm" svg:height="0.471cm" svg:x="2.541cm" svg:y="14.25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2.788cm" svg:height="0.471cm" svg:x="3.283cm" svg:y="14.25cm">
          <draw:text-box>
            <text:p text:style-name="P1"><text:span text:style-name="T3">Cache-Control </text:span></text:p>
          </draw:text-box>
        </draw:frame>
        <draw:frame draw:style-name="gr2" draw:text-style-name="P3" draw:layer="layout" svg:width="0.531cm" svg:height="0.471cm" svg:x="2.541cm" svg:y="14.73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2.174cm" svg:height="0.471cm" svg:x="3.283cm" svg:y="14.735cm">
          <draw:text-box>
            <text:p text:style-name="P1"><text:span text:style-name="T3">User-Agent </text:span></text:p>
          </draw:text-box>
        </draw:frame>
        <draw:frame draw:style-name="gr2" draw:text-style-name="P3" draw:layer="layout" svg:width="0.531cm" svg:height="0.471cm" svg:x="2.541cm" svg:y="15.22cm">
          <draw:text-box>
            <text:p text:style-name="P1"><text:span text:style-name="T2"><text:s/></text:span><text:span text:style-name="T2">4. </text:span></text:p>
          </draw:text-box>
        </draw:frame>
        <draw:frame draw:style-name="gr2" draw:text-style-name="P3" draw:layer="layout" svg:width="3.279cm" svg:height="0.471cm" svg:x="3.283cm" svg:y="15.22cm">
          <draw:text-box>
            <text:p text:style-name="P1"><text:span text:style-name="T3">Accept-Language </text:span></text:p>
          </draw:text-box>
        </draw:frame>
        <draw:frame draw:style-name="gr2" draw:text-style-name="P3" draw:layer="layout" svg:width="0.422cm" svg:height="0.471cm" svg:x="2.541cm" svg:y="15.7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2.186cm" svg:height="0.471cm" svg:x="2.541cm" svg:y="16.191cm">
          <draw:text-box>
            <text:p text:style-name="P1"><text:span text:style-name="T3">Question 4: </text:span></text:p>
          </draw:text-box>
        </draw:frame>
        <draw:frame draw:style-name="gr2" draw:text-style-name="P3" draw:layer="layout" svg:width="13.756cm" svg:height="0.471cm" svg:x="2.541cm" svg:y="16.685cm">
          <draw:text-box>
            <text:p text:style-name="P1"><text:span text:style-name="T2">Which of the following scenarios would benefit the most from browser caching? </text:span></text:p>
          </draw:text-box>
        </draw:frame>
        <draw:frame draw:style-name="gr2" draw:text-style-name="P3" draw:layer="layout" svg:width="0.422cm" svg:height="0.471cm" svg:x="2.541cm" svg:y="17.1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531cm" svg:height="0.471cm" svg:x="2.541cm" svg:y="17.655cm">
          <draw:text-box>
            <text:p text:style-name="P1"><text:span text:style-name="T2"><text:s/></text:span><text:span text:style-name="T2">1. </text:span></text:p>
          </draw:text-box>
        </draw:frame>
        <draw:frame draw:style-name="gr2" draw:text-style-name="P3" draw:layer="layout" svg:width="6.466cm" svg:height="0.471cm" svg:x="3.283cm" svg:y="17.655cm">
          <draw:text-box>
            <text:p text:style-name="P1"><text:span text:style-name="T3">A real-time stock trading platform. </text:span></text:p>
          </draw:text-box>
        </draw:frame>
        <draw:frame draw:style-name="gr2" draw:text-style-name="P3" draw:layer="layout" svg:width="0.531cm" svg:height="0.471cm" svg:x="2.541cm" svg:y="18.14cm">
          <draw:text-box>
            <text:p text:style-name="P1"><text:span text:style-name="T2"><text:s/></text:span><text:span text:style-name="T2">2. </text:span></text:p>
          </draw:text-box>
        </draw:frame>
        <draw:frame draw:style-name="gr2" draw:text-style-name="P3" draw:layer="layout" svg:width="7.042cm" svg:height="0.471cm" svg:x="3.283cm" svg:y="18.14cm">
          <draw:text-box>
            <text:p text:style-name="P1"><text:span text:style-name="T3">A frequently accessed static blog page. </text:span></text:p>
          </draw:text-box>
        </draw:frame>
        <draw:frame draw:style-name="gr2" draw:text-style-name="P3" draw:layer="layout" svg:width="0.531cm" svg:height="0.471cm" svg:x="2.541cm" svg:y="18.625cm">
          <draw:text-box>
            <text:p text:style-name="P1"><text:span text:style-name="T2"><text:s/></text:span><text:span text:style-name="T2">3. </text:span></text:p>
          </draw:text-box>
        </draw:frame>
        <draw:frame draw:style-name="gr2" draw:text-style-name="P3" draw:layer="layout" svg:width="5.361cm" svg:height="0.471cm" svg:x="3.283cm" svg:y="18.625cm">
          <draw:text-box>
            <text:p text:style-name="P1"><text:span text:style-name="T3">A dynamic social media feed. </text:span></text:p>
          </draw:text-box>
        </draw:frame>
        <draw:frame draw:style-name="gr2" draw:text-style-name="P3" draw:layer="layout" svg:width="6.335cm" svg:height="0.471cm" svg:x="2.541cm" svg:y="19.119cm">
          <draw:text-box>
            <text:p text:style-name="P1"><text:span text:style-name="T2"><text:s/></text:span><text:span text:style-name="T2">4. <text:s text:c="2"/></text:span><text:span text:style-name="T3">A live video streaming service.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1:39:14.737131580</dc:date>
    <meta:editing-duration>PT3M50S</meta:editing-duration>
    <meta:editing-cycles>1</meta:editing-cycles>
    <meta:document-statistic meta:object-count="531"/>
    <meta:generator>LibreOffice/24.2.2.2$Linux_X86_64 LibreOffice_project/d56cc158d8a96260b836f100ef4b4ef25d6f1a01</meta:generator>
  </office:meta>
</office:document-meta>
</file>